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>
          <table:table-cell table:formula="of:=COS(RADIANS(30))" office:value-type="float" office:value="0.866025403784439" calcext:value-type="float">
            <text:p>0.86602540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vg2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float" office:value="255" calcext:value-type="float">
            <text:p>255</text:p>
          </table:table-cell>
          <table:table-cell table:formula="of:=400-([.B2]-[.C2]/2-[.D2]/2)" office:value-type="float" office:value="400" calcext:value-type="float">
            <text:p>400</text:p>
          </table:table-cell>
          <table:table-cell table:formula="of:=640+([.C2]*[.A$1]-[.D2]*[.A$1])" office:value-type="float" office:value="640" calcext:value-type="float">
            <text:p>640</text:p>
          </table:table-cell>
          <table:table-cell table:formula="of:=([.B2]+[.C2]+[.D2])/3/8" office:value-type="float" office:value="31.875" calcext:value-type="float">
            <text:p>32</text:p>
          </table:table-cell>
          <table:table-cell table:formula="of:=([.B2]+[.C2]+[.D2])/3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50" calcext:value-type="float">
            <text:p>250</text:p>
          </table:table-cell>
          <table:table-cell table:formula="of:=400-([.B3]-[.C3]/2-[.D3]/2)" office:value-type="float" office:value="395" calcext:value-type="float">
            <text:p>395</text:p>
          </table:table-cell>
          <table:table-cell table:formula="of:=640+([.C3]*[.A$1]-[.D3]*[.A$1])" office:value-type="float" office:value="640" calcext:value-type="float">
            <text:p>640</text:p>
          </table:table-cell>
          <table:table-cell table:formula="of:=([.B3]+[.C3]+[.D3])/3/8" office:value-type="float" office:value="31.4583333333333" calcext:value-type="float">
            <text:p>31</text:p>
          </table:table-cell>
          <table:table-cell table:formula="of:=([.B3]+[.C3]+[.D3])/3" office:value-type="float" office:value="251.666666666667" calcext:value-type="float">
            <text:p>252</text:p>
          </table:table-cell>
        </table:table-row>
        <table:table-row table:style-name="ro1">
          <table:table-cell office:value-type="string" calcext:value-type="string">
            <text:p>ghostwhit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table:formula="of:=400-([.B4]-[.C4]/2-[.D4]/2)" office:value-type="float" office:value="403.5" calcext:value-type="float">
            <text:p>403.5</text:p>
          </table:table-cell>
          <table:table-cell table:formula="of:=640+([.C4]*[.A$1]-[.D4]*[.A$1])" office:value-type="float" office:value="633.937822173509" calcext:value-type="float">
            <text:p>633.9378221735</text:p>
          </table:table-cell>
          <table:table-cell table:formula="of:=([.B4]+[.C4]+[.D4])/3/8" office:value-type="float" office:value="31.2916666666667" calcext:value-type="float">
            <text:p>31</text:p>
          </table:table-cell>
          <table:table-cell table:formula="of:=([.B4]+[.C4]+[.D4])/3" office:value-type="float" office:value="250.333333333333" calcext:value-type="float">
            <text:p>250</text:p>
          </table:table-cell>
        </table:table-row>
        <table:table-row table:style-name="ro1">
          <table:table-cell office:value-type="string" calcext:value-type="string">
            <text:p>ivory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formula="of:=400-([.B5]-[.C5]/2-[.D5]/2)" office:value-type="float" office:value="392.5" calcext:value-type="float">
            <text:p>392.5</text:p>
          </table:table-cell>
          <table:table-cell table:formula="of:=640+([.C5]*[.A$1]-[.D5]*[.A$1])" office:value-type="float" office:value="652.990381056767" calcext:value-type="float">
            <text:p>652.9903810568</text:p>
          </table:table-cell>
          <table:table-cell table:formula="of:=([.B5]+[.C5]+[.D5])/3/8" office:value-type="float" office:value="31.25" calcext:value-type="float">
            <text:p>31</text:p>
          </table:table-cell>
          <table:table-cell table:formula="of:=([.B5]+[.C5]+[.D5])/3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intcream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table:formula="of:=400-([.B6]-[.C6]/2-[.D6]/2)" office:value-type="float" office:value="407.5" calcext:value-type="float">
            <text:p>407.5</text:p>
          </table:table-cell>
          <table:table-cell table:formula="of:=640+([.C6]*[.A$1]-[.D6]*[.A$1])" office:value-type="float" office:value="644.330127018922" calcext:value-type="float">
            <text:p>644.3301270189</text:p>
          </table:table-cell>
          <table:table-cell table:formula="of:=([.B6]+[.C6]+[.D6])/3/8" office:value-type="float" office:value="31.25" calcext:value-type="float">
            <text:p>31</text:p>
          </table:table-cell>
          <table:table-cell table:formula="of:=([.B6]+[.C6]+[.D6])/3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zur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400-([.B7]-[.C7]/2-[.D7]/2)" office:value-type="float" office:value="415" calcext:value-type="float">
            <text:p>415</text:p>
          </table:table-cell>
          <table:table-cell table:formula="of:=640+([.C7]*[.A$1]-[.D7]*[.A$1])" office:value-type="float" office:value="640" calcext:value-type="float">
            <text:p>640</text:p>
          </table:table-cell>
          <table:table-cell table:formula="of:=([.B7]+[.C7]+[.D7])/3/8" office:value-type="float" office:value="31.25" calcext:value-type="float">
            <text:p>31</text:p>
          </table:table-cell>
          <table:table-cell table:formula="of:=([.B7]+[.C7]+[.D7])/3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loralwhite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table:formula="of:=400-([.B8]-[.C8]/2-[.D8]/2)" office:value-type="float" office:value="390" calcext:value-type="float">
            <text:p>390</text:p>
          </table:table-cell>
          <table:table-cell table:formula="of:=640+([.C8]*[.A$1]-[.D8]*[.A$1])" office:value-type="float" office:value="648.660254037844" calcext:value-type="float">
            <text:p>648.6602540378</text:p>
          </table:table-cell>
          <table:table-cell table:formula="of:=([.B8]+[.C8]+[.D8])/3/8" office:value-type="float" office:value="31.0416666666667" calcext:value-type="float">
            <text:p>31</text:p>
          </table:table-cell>
          <table:table-cell table:formula="of:=([.B8]+[.C8]+[.D8])/3" office:value-type="float" office:value="248.333333333333" calcext:value-type="float">
            <text:p>248</text:p>
          </table:table-cell>
        </table:table-row>
        <table:table-row table:style-name="ro1">
          <table:table-cell office:value-type="string" calcext:value-type="string">
            <text:p>aliceblue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table:formula="of:=400-([.B9]-[.C9]/2-[.D9]/2)" office:value-type="float" office:value="411.5" calcext:value-type="float">
            <text:p>411.5</text:p>
          </table:table-cell>
          <table:table-cell table:formula="of:=640+([.C9]*[.A$1]-[.D9]*[.A$1])" office:value-type="float" office:value="633.937822173509" calcext:value-type="float">
            <text:p>633.9378221735</text:p>
          </table:table-cell>
          <table:table-cell table:formula="of:=([.B9]+[.C9]+[.D9])/3/8" office:value-type="float" office:value="30.9583333333333" calcext:value-type="float">
            <text:p>31</text:p>
          </table:table-cell>
          <table:table-cell table:formula="of:=([.B9]+[.C9]+[.D9])/3" office:value-type="float" office:value="247.666666666667" calcext:value-type="float">
            <text:p>248</text:p>
          </table:table-cell>
        </table:table-row>
        <table:table-row table:style-name="ro1">
          <table:table-cell office:value-type="string" calcext:value-type="string">
            <text:p>lavenderblush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table:formula="of:=400-([.B10]-[.C10]/2-[.D10]/2)" office:value-type="float" office:value="387.5" calcext:value-type="float">
            <text:p>387.5</text:p>
          </table:table-cell>
          <table:table-cell table:formula="of:=640+([.C10]*[.A$1]-[.D10]*[.A$1])" office:value-type="float" office:value="635.669872981078" calcext:value-type="float">
            <text:p>635.6698729811</text:p>
          </table:table-cell>
          <table:table-cell table:formula="of:=([.B10]+[.C10]+[.D10])/3/8" office:value-type="float" office:value="30.8333333333333" calcext:value-type="float">
            <text:p>31</text:p>
          </table:table-cell>
          <table:table-cell table:formula="of:=([.B10]+[.C10]+[.D10])/3" office:value-type="float" office:value="246.666666666667" calcext:value-type="float">
            <text:p>247</text:p>
          </table:table-cell>
        </table:table-row>
        <table:table-row table:style-name="ro1">
          <table:table-cell office:value-type="string" calcext:value-type="string">
            <text:p>seashell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table:formula="of:=400-([.B11]-[.C11]/2-[.D11]/2)" office:value-type="float" office:value="386.5" calcext:value-type="float">
            <text:p>386.5</text:p>
          </table:table-cell>
          <table:table-cell table:formula="of:=640+([.C11]*[.A$1]-[.D11]*[.A$1])" office:value-type="float" office:value="646.062177826491" calcext:value-type="float">
            <text:p>646.0621778265</text:p>
          </table:table-cell>
          <table:table-cell table:formula="of:=([.B11]+[.C11]+[.D11])/3/8" office:value-type="float" office:value="30.75" calcext:value-type="float">
            <text:p>31</text:p>
          </table:table-cell>
          <table:table-cell table:formula="of:=([.B11]+[.C11]+[.D11])/3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table:number-columns-repeated="3" office:value-type="float" office:value="245" calcext:value-type="float">
            <text:p>245</text:p>
          </table:table-cell>
          <table:table-cell table:formula="of:=400-([.B12]-[.C12]/2-[.D12]/2)" office:value-type="float" office:value="400" calcext:value-type="float">
            <text:p>400</text:p>
          </table:table-cell>
          <table:table-cell table:formula="of:=640+([.C12]*[.A$1]-[.D12]*[.A$1])" office:value-type="float" office:value="640" calcext:value-type="float">
            <text:p>640</text:p>
          </table:table-cell>
          <table:table-cell table:formula="of:=([.B12]+[.C12]+[.D12])/3/8" office:value-type="float" office:value="30.625" calcext:value-type="float">
            <text:p>31</text:p>
          </table:table-cell>
          <table:table-cell table:formula="of:=([.B12]+[.C12]+[.D12])/3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honeydew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formula="of:=400-([.B13]-[.C13]/2-[.D13]/2)" office:value-type="float" office:value="407.5" calcext:value-type="float">
            <text:p>407.5</text:p>
          </table:table-cell>
          <table:table-cell table:formula="of:=640+([.C13]*[.A$1]-[.D13]*[.A$1])" office:value-type="float" office:value="652.990381056767" calcext:value-type="float">
            <text:p>652.9903810568</text:p>
          </table:table-cell>
          <table:table-cell table:formula="of:=([.B13]+[.C13]+[.D13])/3/8" office:value-type="float" office:value="30.625" calcext:value-type="float">
            <text:p>31</text:p>
          </table:table-cell>
          <table:table-cell table:formula="of:=([.B13]+[.C13]+[.D13])/3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lightcyan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400-([.B14]-[.C14]/2-[.D14]/2)" office:value-type="float" office:value="431" calcext:value-type="float">
            <text:p>431</text:p>
          </table:table-cell>
          <table:table-cell table:formula="of:=640+([.C14]*[.A$1]-[.D14]*[.A$1])" office:value-type="float" office:value="640" calcext:value-type="float">
            <text:p>640</text:p>
          </table:table-cell>
          <table:table-cell table:formula="of:=([.B14]+[.C14]+[.D14])/3/8" office:value-type="float" office:value="30.5833333333333" calcext:value-type="float">
            <text:p>31</text:p>
          </table:table-cell>
          <table:table-cell table:formula="of:=([.B14]+[.C14]+[.D14])/3" office:value-type="float" office:value="244.666666666667" calcext:value-type="float">
            <text:p>245</text:p>
          </table:table-cell>
        </table:table-row>
        <table:table-row table:style-name="ro1">
          <table:table-cell office:value-type="string" calcext:value-type="string">
            <text:p>lightyellow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formula="of:=400-([.B15]-[.C15]/2-[.D15]/2)" office:value-type="float" office:value="384.5" calcext:value-type="float">
            <text:p>384.5</text:p>
          </table:table-cell>
          <table:table-cell table:formula="of:=640+([.C15]*[.A$1]-[.D15]*[.A$1])" office:value-type="float" office:value="666.846787517318" calcext:value-type="float">
            <text:p>666.8467875173</text:p>
          </table:table-cell>
          <table:table-cell table:formula="of:=([.B15]+[.C15]+[.D15])/3/8" office:value-type="float" office:value="30.5833333333333" calcext:value-type="float">
            <text:p>31</text:p>
          </table:table-cell>
          <table:table-cell table:formula="of:=([.B15]+[.C15]+[.D15])/3" office:value-type="float" office:value="244.666666666667" calcext:value-type="float">
            <text:p>245</text:p>
          </table:table-cell>
        </table:table-row>
        <table:table-row table:style-name="ro1">
          <table:table-cell office:value-type="string" calcext:value-type="string">
            <text:p>oldlace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office:value-type="float" office:value="230" calcext:value-type="float">
            <text:p>230</text:p>
          </table:table-cell>
          <table:table-cell table:formula="of:=400-([.B16]-[.C16]/2-[.D16]/2)" office:value-type="float" office:value="384.5" calcext:value-type="float">
            <text:p>384.5</text:p>
          </table:table-cell>
          <table:table-cell table:formula="of:=640+([.C16]*[.A$1]-[.D16]*[.A$1])" office:value-type="float" office:value="652.990381056767" calcext:value-type="float">
            <text:p>652.9903810568</text:p>
          </table:table-cell>
          <table:table-cell table:formula="of:=([.B16]+[.C16]+[.D16])/3/8" office:value-type="float" office:value="30.3333333333333" calcext:value-type="float">
            <text:p>30</text:p>
          </table:table-cell>
          <table:table-cell table:formula="of:=([.B16]+[.C16]+[.D16])/3" office:value-type="float" office:value="242.666666666667" calcext:value-type="float">
            <text:p>243</text:p>
          </table:table-cell>
        </table:table-row>
        <table:table-row table:style-name="ro1">
          <table:table-cell office:value-type="string" calcext:value-type="string">
            <text:p>cornsilk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table:formula="of:=400-([.B17]-[.C17]/2-[.D17]/2)" office:value-type="float" office:value="379" calcext:value-type="float">
            <text:p>379</text:p>
          </table:table-cell>
          <table:table-cell table:formula="of:=640+([.C17]*[.A$1]-[.D17]*[.A$1])" office:value-type="float" office:value="664.248711305964" calcext:value-type="float">
            <text:p>664.248711306</text:p>
          </table:table-cell>
          <table:table-cell table:formula="of:=([.B17]+[.C17]+[.D17])/3/8" office:value-type="float" office:value="30.125" calcext:value-type="float">
            <text:p>30</text:p>
          </table:table-cell>
          <table:table-cell table:formula="of:=([.B17]+[.C17]+[.D17])/3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formula="of:=400-([.B18]-[.C18]/2-[.D18]/2)" office:value-type="float" office:value="385" calcext:value-type="float">
            <text:p>385</text:p>
          </table:table-cell>
          <table:table-cell table:formula="of:=640+([.C18]*[.A$1]-[.D18]*[.A$1])" office:value-type="float" office:value="648.660254037844" calcext:value-type="float">
            <text:p>648.6602540378</text:p>
          </table:table-cell>
          <table:table-cell table:formula="of:=([.B18]+[.C18]+[.D18])/3/8" office:value-type="float" office:value="30" calcext:value-type="float">
            <text:p>30</text:p>
          </table:table-cell>
          <table:table-cell table:formula="of:=([.B18]+[.C18]+[.D18])/3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table:formula="of:=400-([.B19]-[.C19]/2-[.D19]/2)" office:value-type="float" office:value="410" calcext:value-type="float">
            <text:p>410</text:p>
          </table:table-cell>
          <table:table-cell table:formula="of:=640+([.C19]*[.A$1]-[.D19]*[.A$1])" office:value-type="float" office:value="622.679491924311" calcext:value-type="float">
            <text:p>622.6794919243</text:p>
          </table:table-cell>
          <table:table-cell table:formula="of:=([.B19]+[.C19]+[.D19])/3/8" office:value-type="float" office:value="29.5833333333333" calcext:value-type="float">
            <text:p>30</text:p>
          </table:table-cell>
          <table:table-cell table:formula="of:=([.B19]+[.C19]+[.D19])/3" office:value-type="float" office:value="236.666666666667" calcext:value-type="float">
            <text:p>237</text:p>
          </table:table-cell>
        </table:table-row>
        <table:table-row table:style-name="ro1">
          <table:table-cell office:value-type="string" calcext:value-type="string">
            <text:p>lemonchiffon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table:formula="of:=400-([.B20]-[.C20]/2-[.D20]/2)" office:value-type="float" office:value="372.5" calcext:value-type="float">
            <text:p>372.5</text:p>
          </table:table-cell>
          <table:table-cell table:formula="of:=640+([.C20]*[.A$1]-[.D20]*[.A$1])" office:value-type="float" office:value="678.9711431703" calcext:value-type="float">
            <text:p>678.9711431703</text:p>
          </table:table-cell>
          <table:table-cell table:formula="of:=([.B20]+[.C20]+[.D20])/3/8" office:value-type="float" office:value="29.5833333333333" calcext:value-type="float">
            <text:p>30</text:p>
          </table:table-cell>
          <table:table-cell table:formula="of:=([.B20]+[.C20]+[.D20])/3" office:value-type="float" office:value="236.666666666667" calcext:value-type="float">
            <text:p>237</text:p>
          </table:table-cell>
        </table:table-row>
        <table:table-row table:style-name="ro1">
          <table:table-cell office:value-type="string" calcext:value-type="string">
            <text:p>lightgoldenrodyellow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table:formula="of:=400-([.B21]-[.C21]/2-[.D21]/2)" office:value-type="float" office:value="380" calcext:value-type="float">
            <text:p>380</text:p>
          </table:table-cell>
          <table:table-cell table:formula="of:=640+([.C21]*[.A$1]-[.D21]*[.A$1])" office:value-type="float" office:value="674.641016151378" calcext:value-type="float">
            <text:p>674.6410161514</text:p>
          </table:table-cell>
          <table:table-cell table:formula="of:=([.B21]+[.C21]+[.D21])/3/8" office:value-type="float" office:value="29.5833333333333" calcext:value-type="float">
            <text:p>30</text:p>
          </table:table-cell>
          <table:table-cell table:formula="of:=([.B21]+[.C21]+[.D21])/3" office:value-type="float" office:value="236.666666666667" calcext:value-type="float">
            <text:p>237</text:p>
          </table:table-cell>
        </table:table-row>
        <table:table-row table:style-name="ro1">
          <table:table-cell office:value-type="string" calcext:value-type="string">
            <text:p>beig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formula="of:=400-([.B22]-[.C22]/2-[.D22]/2)" office:value-type="float" office:value="387.5" calcext:value-type="float">
            <text:p>387.5</text:p>
          </table:table-cell>
          <table:table-cell table:formula="of:=640+([.C22]*[.A$1]-[.D22]*[.A$1])" office:value-type="float" office:value="661.650635094611" calcext:value-type="float">
            <text:p>661.6506350946</text:p>
          </table:table-cell>
          <table:table-cell table:formula="of:=([.B22]+[.C22]+[.D22])/3/8" office:value-type="float" office:value="29.5833333333333" calcext:value-type="float">
            <text:p>30</text:p>
          </table:table-cell>
          <table:table-cell table:formula="of:=([.B22]+[.C22]+[.D22])/3" office:value-type="float" office:value="236.666666666667" calcext:value-type="float">
            <text:p>237</text:p>
          </table:table-cell>
        </table:table-row>
        <table:table-row table:style-name="ro1">
          <table:table-cell office:value-type="string" calcext:value-type="string">
            <text:p>mistyrose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formula="of:=400-([.B23]-[.C23]/2-[.D23]/2)" office:value-type="float" office:value="371.5" calcext:value-type="float">
            <text:p>371.5</text:p>
          </table:table-cell>
          <table:table-cell table:formula="of:=640+([.C23]*[.A$1]-[.D23]*[.A$1])" office:value-type="float" office:value="642.598076211353" calcext:value-type="float">
            <text:p>642.5980762114</text:p>
          </table:table-cell>
          <table:table-cell table:formula="of:=([.B23]+[.C23]+[.D23])/3/8" office:value-type="float" office:value="29.5" calcext:value-type="float">
            <text:p>30</text:p>
          </table:table-cell>
          <table:table-cell table:formula="of:=([.B23]+[.C23]+[.D23])/3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papayawhip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table:formula="of:=400-([.B24]-[.C24]/2-[.D24]/2)" office:value-type="float" office:value="371" calcext:value-type="float">
            <text:p>371</text:p>
          </table:table-cell>
          <table:table-cell table:formula="of:=640+([.C24]*[.A$1]-[.D24]*[.A$1])" office:value-type="float" office:value="662.516660498395" calcext:value-type="float">
            <text:p>662.5166604984</text:p>
          </table:table-cell>
          <table:table-cell table:formula="of:=([.B24]+[.C24]+[.D24])/3/8" office:value-type="float" office:value="29.4583333333333" calcext:value-type="float">
            <text:p>29</text:p>
          </table:table-cell>
          <table:table-cell table:formula="of:=([.B24]+[.C24]+[.D24])/3" office:value-type="float" office:value="235.666666666667" calcext:value-type="float">
            <text:p>236</text:p>
          </table:table-cell>
        </table:table-row>
        <table:table-row table:style-name="ro1">
          <table:table-cell office:value-type="string" calcext:value-type="string">
            <text:p>antiquewhite</text:p>
          </table:table-cell>
          <table:table-cell office:value-type="float" office:value="250" calcext:value-type="float">
            <text:p>250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table:formula="of:=400-([.B25]-[.C25]/2-[.D25]/2)" office:value-type="float" office:value="375" calcext:value-type="float">
            <text:p>375</text:p>
          </table:table-cell>
          <table:table-cell table:formula="of:=640+([.C25]*[.A$1]-[.D25]*[.A$1])" office:value-type="float" office:value="657.320508075689" calcext:value-type="float">
            <text:p>657.3205080757</text:p>
          </table:table-cell>
          <table:table-cell table:formula="of:=([.B25]+[.C25]+[.D25])/3/8" office:value-type="float" office:value="29.1666666666667" calcext:value-type="float">
            <text:p>29</text:p>
          </table:table-cell>
          <table:table-cell table:formula="of:=([.B25]+[.C25]+[.D25])/3" office:value-type="float" office:value="233.333333333333" calcext:value-type="float">
            <text:p>233</text:p>
          </table:table-cell>
        </table:table-row>
        <table:table-row table:style-name="ro1">
          <table:table-cell office:value-type="string" calcext:value-type="string">
            <text:p>blanchedalmond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table:formula="of:=400-([.B26]-[.C26]/2-[.D26]/2)" office:value-type="float" office:value="365" calcext:value-type="float">
            <text:p>365</text:p>
          </table:table-cell>
          <table:table-cell table:formula="of:=640+([.C26]*[.A$1]-[.D26]*[.A$1])" office:value-type="float" office:value="665.980762113533" calcext:value-type="float">
            <text:p>665.9807621135</text:p>
          </table:table-cell>
          <table:table-cell table:formula="of:=([.B26]+[.C26]+[.D26])/3/8" office:value-type="float" office:value="28.9583333333333" calcext:value-type="float">
            <text:p>29</text:p>
          </table:table-cell>
          <table:table-cell table:formula="of:=([.B26]+[.C26]+[.D26])/3" office:value-type="float" office:value="231.666666666667" calcext:value-type="float">
            <text:p>232</text:p>
          </table:table-cell>
        </table:table-row>
        <table:table-row table:style-name="ro1">
          <table:table-cell office:value-type="string" calcext:value-type="string">
            <text:p>bisque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96" calcext:value-type="float">
            <text:p>196</text:p>
          </table:table-cell>
          <table:table-cell table:formula="of:=400-([.B27]-[.C27]/2-[.D27]/2)" office:value-type="float" office:value="357" calcext:value-type="float">
            <text:p>357</text:p>
          </table:table-cell>
          <table:table-cell table:formula="of:=640+([.C27]*[.A$1]-[.D27]*[.A$1])" office:value-type="float" office:value="667.712812921102" calcext:value-type="float">
            <text:p>667.7128129211</text:p>
          </table:table-cell>
          <table:table-cell table:formula="of:=([.B27]+[.C27]+[.D27])/3/8" office:value-type="float" office:value="28.2916666666667" calcext:value-type="float">
            <text:p>28</text:p>
          </table:table-cell>
          <table:table-cell table:formula="of:=([.B27]+[.C27]+[.D27])/3" office:value-type="float" office:value="226.333333333333" calcext:value-type="float">
            <text:p>226</text:p>
          </table:table-cell>
        </table:table-row>
        <table:table-row table:style-name="ro1">
          <table:table-cell office:value-type="string" calcext:value-type="string">
            <text:p>moccasin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table:formula="of:=400-([.B28]-[.C28]/2-[.D28]/2)" office:value-type="float" office:value="349.5" calcext:value-type="float">
            <text:p>349.5</text:p>
          </table:table-cell>
          <table:table-cell table:formula="of:=640+([.C28]*[.A$1]-[.D28]*[.A$1])" office:value-type="float" office:value="680.703193977869" calcext:value-type="float">
            <text:p>680.7031939779</text:p>
          </table:table-cell>
          <table:table-cell table:formula="of:=([.B28]+[.C28]+[.D28])/3/8" office:value-type="float" office:value="27.6666666666667" calcext:value-type="float">
            <text:p>28</text:p>
          </table:table-cell>
          <table:table-cell table:formula="of:=([.B28]+[.C28]+[.D28])/3" office:value-type="float" office:value="221.333333333333" calcext:value-type="float">
            <text:p>221</text:p>
          </table:table-cell>
        </table:table-row>
        <table:table-row table:style-name="ro1">
          <table:table-cell office:value-type="string" calcext:value-type="string">
            <text:p>gainsboro</text:p>
          </table:table-cell>
          <table:table-cell table:number-columns-repeated="3" office:value-type="float" office:value="220" calcext:value-type="float">
            <text:p>220</text:p>
          </table:table-cell>
          <table:table-cell table:formula="of:=400-([.B29]-[.C29]/2-[.D29]/2)" office:value-type="float" office:value="400" calcext:value-type="float">
            <text:p>400</text:p>
          </table:table-cell>
          <table:table-cell table:formula="of:=640+([.C29]*[.A$1]-[.D29]*[.A$1])" office:value-type="float" office:value="640" calcext:value-type="float">
            <text:p>640</text:p>
          </table:table-cell>
          <table:table-cell table:formula="of:=([.B29]+[.C29]+[.D29])/3/8" office:value-type="float" office:value="27.5" calcext:value-type="float">
            <text:p>28</text:p>
          </table:table-cell>
          <table:table-cell table:formula="of:=([.B29]+[.C29]+[.D29])/3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eachpuff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table:formula="of:=400-([.B30]-[.C30]/2-[.D30]/2)" office:value-type="float" office:value="346.5" calcext:value-type="float">
            <text:p>346.5</text:p>
          </table:table-cell>
          <table:table-cell table:formula="of:=640+([.C30]*[.A$1]-[.D30]*[.A$1])" office:value-type="float" office:value="668.578838324886" calcext:value-type="float">
            <text:p>668.5788383249</text:p>
          </table:table-cell>
          <table:table-cell table:formula="of:=([.B30]+[.C30]+[.D30])/3/8" office:value-type="float" office:value="27.4166666666667" calcext:value-type="float">
            <text:p>27</text:p>
          </table:table-cell>
          <table:table-cell table:formula="of:=([.B30]+[.C30]+[.D30])/3" office:value-type="float" office:value="219.333333333333" calcext:value-type="float">
            <text:p>219</text:p>
          </table:table-cell>
        </table:table-row>
        <table:table-row table:style-name="ro1">
          <table:table-cell office:value-type="string" calcext:value-type="string">
            <text:p>paleturquois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38" calcext:value-type="float">
            <text:p>238</text:p>
          </table:table-cell>
          <table:table-cell table:formula="of:=400-([.B31]-[.C31]/2-[.D31]/2)" office:value-type="float" office:value="463" calcext:value-type="float">
            <text:p>463</text:p>
          </table:table-cell>
          <table:table-cell table:formula="of:=640+([.C31]*[.A$1]-[.D31]*[.A$1])" office:value-type="float" office:value="640" calcext:value-type="float">
            <text:p>640</text:p>
          </table:table-cell>
          <table:table-cell table:formula="of:=([.B31]+[.C31]+[.D31])/3/8" office:value-type="float" office:value="27.125" calcext:value-type="float">
            <text:p>27</text:p>
          </table:table-cell>
          <table:table-cell table:formula="of:=([.B31]+[.C31]+[.D31])/3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navajowhite</text:p>
          </table:table-cell>
          <table:table-cell office:value-type="float" office:value="255" calcext:value-type="float">
            <text:p>255</text:p>
          </table:table-cell>
          <table:table-cell office:value-type="float" office:value="222" calcext:value-type="float">
            <text:p>222</text:p>
          </table:table-cell>
          <table:table-cell office:value-type="float" office:value="173" calcext:value-type="float">
            <text:p>173</text:p>
          </table:table-cell>
          <table:table-cell table:formula="of:=400-([.B32]-[.C32]/2-[.D32]/2)" office:value-type="float" office:value="342.5" calcext:value-type="float">
            <text:p>342.5</text:p>
          </table:table-cell>
          <table:table-cell table:formula="of:=640+([.C32]*[.A$1]-[.D32]*[.A$1])" office:value-type="float" office:value="682.435244785438" calcext:value-type="float">
            <text:p>682.4352447854</text:p>
          </table:table-cell>
          <table:table-cell table:formula="of:=([.B32]+[.C32]+[.D32])/3/8" office:value-type="float" office:value="27.0833333333333" calcext:value-type="float">
            <text:p>27</text:p>
          </table:table-cell>
          <table:table-cell table:formula="of:=([.B32]+[.C32]+[.D32])/3" office:value-type="float" office:value="216.666666666667" calcext:value-type="float">
            <text:p>217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table:formula="of:=400-([.B33]-[.C33]/2-[.D33]/2)" office:value-type="float" office:value="342.5" calcext:value-type="float">
            <text:p>342.5</text:p>
          </table:table-cell>
          <table:table-cell table:formula="of:=640+([.C33]*[.A$1]-[.D33]*[.A$1])" office:value-type="float" office:value="630.473720558371" calcext:value-type="float">
            <text:p>630.4737205584</text:p>
          </table:table-cell>
          <table:table-cell table:formula="of:=([.B33]+[.C33]+[.D33])/3/8" office:value-type="float" office:value="27.0833333333333" calcext:value-type="float">
            <text:p>27</text:p>
          </table:table-cell>
          <table:table-cell table:formula="of:=([.B33]+[.C33]+[.D33])/3" office:value-type="float" office:value="216.666666666667" calcext:value-type="float">
            <text:p>217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table:formula="of:=400-([.B34]-[.C34]/2-[.D34]/2)" office:value-type="float" office:value="355.5" calcext:value-type="float">
            <text:p>355.5</text:p>
          </table:table-cell>
          <table:table-cell table:formula="of:=640+([.C34]*[.A$1]-[.D34]*[.A$1])" office:value-type="float" office:value="677.239092362731" calcext:value-type="float">
            <text:p>677.2390923627</text:p>
          </table:table-cell>
          <table:table-cell table:formula="of:=([.B34]+[.C34]+[.D34])/3/8" office:value-type="float" office:value="26.9166666666667" calcext:value-type="float">
            <text:p>27</text:p>
          </table:table-cell>
          <table:table-cell table:formula="of:=([.B34]+[.C34]+[.D34])/3" office:value-type="float" office:value="215.333333333333" calcext:value-type="float">
            <text:p>215</text:p>
          </table:table-cell>
        </table:table-row>
        <table:table-row table:style-name="ro1">
          <table:table-cell office:value-type="string" calcext:value-type="string">
            <text:p>palegoldenrod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table:formula="of:=400-([.B35]-[.C35]/2-[.D35]/2)" office:value-type="float" office:value="363" calcext:value-type="float">
            <text:p>363</text:p>
          </table:table-cell>
          <table:table-cell table:formula="of:=640+([.C35]*[.A$1]-[.D35]*[.A$1])" office:value-type="float" office:value="693.693575034635" calcext:value-type="float">
            <text:p>693.6935750346</text:p>
          </table:table-cell>
          <table:table-cell table:formula="of:=([.B35]+[.C35]+[.D35])/3/8" office:value-type="float" office:value="26.6666666666667" calcext:value-type="float">
            <text:p>27</text:p>
          </table:table-cell>
          <table:table-cell table:formula="of:=([.B35]+[.C35]+[.D35])/3" office:value-type="float" office:value="213.333333333333" calcext:value-type="float">
            <text:p>213</text:p>
          </table:table-cell>
        </table:table-row>
        <table:table-row table:style-name="ro1">
          <table:table-cell office:value-type="string" calcext:value-type="string">
            <text:p>lightgray</text:p>
          </table:table-cell>
          <table:table-cell table:number-columns-repeated="3" office:value-type="float" office:value="211" calcext:value-type="float">
            <text:p>211</text:p>
          </table:table-cell>
          <table:table-cell table:formula="of:=400-([.B36]-[.C36]/2-[.D36]/2)" office:value-type="float" office:value="400" calcext:value-type="float">
            <text:p>400</text:p>
          </table:table-cell>
          <table:table-cell table:formula="of:=640+([.C36]*[.A$1]-[.D36]*[.A$1])" office:value-type="float" office:value="640" calcext:value-type="float">
            <text:p>640</text:p>
          </table:table-cell>
          <table:table-cell table:formula="of:=([.B36]+[.C36]+[.D36])/3/8" office:value-type="float" office:value="26.375" calcext:value-type="float">
            <text:p>26</text:p>
          </table:table-cell>
          <table:table-cell table:formula="of:=([.B36]+[.C36]+[.D36])/3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ightgrey</text:p>
          </table:table-cell>
          <table:table-cell table:number-columns-repeated="3" office:value-type="float" office:value="211" calcext:value-type="float">
            <text:p>211</text:p>
          </table:table-cell>
          <table:table-cell table:formula="of:=400-([.B37]-[.C37]/2-[.D37]/2)" office:value-type="float" office:value="400" calcext:value-type="float">
            <text:p>400</text:p>
          </table:table-cell>
          <table:table-cell table:formula="of:=640+([.C37]*[.A$1]-[.D37]*[.A$1])" office:value-type="float" office:value="640" calcext:value-type="float">
            <text:p>640</text:p>
          </table:table-cell>
          <table:table-cell table:formula="of:=([.B37]+[.C37]+[.D37])/3/8" office:value-type="float" office:value="26.375" calcext:value-type="float">
            <text:p>26</text:p>
          </table:table-cell>
          <table:table-cell table:formula="of:=([.B37]+[.C37]+[.D37])/3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lightpink</text:p>
          </table:table-cell>
          <table:table-cell office:value-type="float" office:value="255" calcext:value-type="float">
            <text:p>255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table:formula="of:=400-([.B38]-[.C38]/2-[.D38]/2)" office:value-type="float" office:value="332.5" calcext:value-type="float">
            <text:p>332.5</text:p>
          </table:table-cell>
          <table:table-cell table:formula="of:=640+([.C38]*[.A$1]-[.D38]*[.A$1])" office:value-type="float" office:value="630.473720558371" calcext:value-type="float">
            <text:p>630.4737205584</text:p>
          </table:table-cell>
          <table:table-cell table:formula="of:=([.B38]+[.C38]+[.D38])/3/8" office:value-type="float" office:value="26.25" calcext:value-type="float">
            <text:p>26</text:p>
          </table:table-cell>
          <table:table-cell table:formula="of:=([.B38]+[.C38]+[.D38])/3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derblue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table:formula="of:=400-([.B39]-[.C39]/2-[.D39]/2)" office:value-type="float" office:value="451" calcext:value-type="float">
            <text:p>451</text:p>
          </table:table-cell>
          <table:table-cell table:formula="of:=640+([.C39]*[.A$1]-[.D39]*[.A$1])" office:value-type="float" office:value="634.803847577293" calcext:value-type="float">
            <text:p>634.8038475773</text:p>
          </table:table-cell>
          <table:table-cell table:formula="of:=([.B39]+[.C39]+[.D39])/3/8" office:value-type="float" office:value="26.25" calcext:value-type="float">
            <text:p>26</text:p>
          </table:table-cell>
          <table:table-cell table:formula="of:=([.B39]+[.C39]+[.D39])/3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thistle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table:formula="of:=400-([.B40]-[.C40]/2-[.D40]/2)" office:value-type="float" office:value="387.5" calcext:value-type="float">
            <text:p>387.5</text:p>
          </table:table-cell>
          <table:table-cell table:formula="of:=640+([.C40]*[.A$1]-[.D40]*[.A$1])" office:value-type="float" office:value="618.349364905389" calcext:value-type="float">
            <text:p>618.3493649054</text:p>
          </table:table-cell>
          <table:table-cell table:formula="of:=([.B40]+[.C40]+[.D40])/3/8" office:value-type="float" office:value="25.9583333333333" calcext:value-type="float">
            <text:p>26</text:p>
          </table:table-cell>
          <table:table-cell table:formula="of:=([.B40]+[.C40]+[.D40])/3" office:value-type="float" office:value="207.666666666667" calcext:value-type="float">
            <text:p>208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table:formula="of:=400-([.B41]-[.C41]/2-[.D41]/2)" office:value-type="float" office:value="450" calcext:value-type="float">
            <text:p>450</text:p>
          </table:table-cell>
          <table:table-cell table:formula="of:=640+([.C41]*[.A$1]-[.D41]*[.A$1])" office:value-type="float" office:value="627.875644347018" calcext:value-type="float">
            <text:p>627.875644347</text:p>
          </table:table-cell>
          <table:table-cell table:formula="of:=([.B41]+[.C41]+[.D41])/3/8" office:value-type="float" office:value="25.7916666666667" calcext:value-type="float">
            <text:p>26</text:p>
          </table:table-cell>
          <table:table-cell table:formula="of:=([.B41]+[.C41]+[.D41])/3" office:value-type="float" office:value="206.333333333333" calcext:value-type="float">
            <text:p>206</text:p>
          </table:table-cell>
        </table:table-row>
        <table:table-row table:style-name="ro1">
          <table:table-cell office:value-type="string" calcext:value-type="string">
            <text:p>khaki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table:formula="of:=400-([.B42]-[.C42]/2-[.D42]/2)" office:value-type="float" office:value="345" calcext:value-type="float">
            <text:p>345</text:p>
          </table:table-cell>
          <table:table-cell table:formula="of:=640+([.C42]*[.A$1]-[.D42]*[.A$1])" office:value-type="float" office:value="717.942286340599" calcext:value-type="float">
            <text:p>717.9422863406</text:p>
          </table:table-cell>
          <table:table-cell table:formula="of:=([.B42]+[.C42]+[.D42])/3/8" office:value-type="float" office:value="25.4166666666667" calcext:value-type="float">
            <text:p>25</text:p>
          </table:table-cell>
          <table:table-cell table:formula="of:=([.B42]+[.C42]+[.D42])/3" office:value-type="float" office:value="203.333333333333" calcext:value-type="float">
            <text:p>203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238" calcext:value-type="float">
            <text:p>238</text:p>
          </table:table-cell>
          <table:table-cell office:value-type="float" office:value="130" calcext:value-type="float">
            <text:p>130</text:p>
          </table:table-cell>
          <table:table-cell office:value-type="float" office:value="238" calcext:value-type="float">
            <text:p>238</text:p>
          </table:table-cell>
          <table:table-cell table:formula="of:=400-([.B43]-[.C43]/2-[.D43]/2)" office:value-type="float" office:value="346" calcext:value-type="float">
            <text:p>346</text:p>
          </table:table-cell>
          <table:table-cell table:formula="of:=640+([.C43]*[.A$1]-[.D43]*[.A$1])" office:value-type="float" office:value="546.469256391281" calcext:value-type="float">
            <text:p>546.4692563913</text:p>
          </table:table-cell>
          <table:table-cell table:formula="of:=([.B43]+[.C43]+[.D43])/3/8" office:value-type="float" office:value="25.25" calcext:value-type="float">
            <text:p>25</text:p>
          </table:table-cell>
          <table:table-cell table:formula="of:=([.B43]+[.C43]+[.D43])/3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 table:formula="of:=400-([.B44]-[.C44]/2-[.D44]/2)" office:value-type="float" office:value="369.5" calcext:value-type="float">
            <text:p>369.5</text:p>
          </table:table-cell>
          <table:table-cell table:formula="of:=640+([.C44]*[.A$1]-[.D44]*[.A$1])" office:value-type="float" office:value="587.172450369149" calcext:value-type="float">
            <text:p>587.1724503692</text:p>
          </table:table-cell>
          <table:table-cell table:formula="of:=([.B44]+[.C44]+[.D44])/3/8" office:value-type="float" office:value="25.0833333333333" calcext:value-type="float">
            <text:p>25</text:p>
          </table:table-cell>
          <table:table-cell table:formula="of:=([.B44]+[.C44]+[.D44])/3" office:value-type="float" office:value="200.666666666667" calcext:value-type="float">
            <text:p>201</text:p>
          </table:table-cell>
        </table:table-row>
        <table:table-row table:style-name="ro1">
          <table:table-cell office:value-type="string" calcext:value-type="string">
            <text:p>lightsteelblue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table:formula="of:=400-([.B45]-[.C45]/2-[.D45]/2)" office:value-type="float" office:value="433" calcext:value-type="float">
            <text:p>433</text:p>
          </table:table-cell>
          <table:table-cell table:formula="of:=640+([.C45]*[.A$1]-[.D45]*[.A$1])" office:value-type="float" office:value="617.483339501605" calcext:value-type="float">
            <text:p>617.4833395016</text:p>
          </table:table-cell>
          <table:table-cell table:formula="of:=([.B45]+[.C45]+[.D45])/3/8" office:value-type="float" office:value="24.75" calcext:value-type="float">
            <text:p>25</text:p>
          </table:table-cell>
          <table:table-cell table:formula="of:=([.B45]+[.C45]+[.D45])/3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quamarine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212" calcext:value-type="float">
            <text:p>212</text:p>
          </table:table-cell>
          <table:table-cell table:formula="of:=400-([.B46]-[.C46]/2-[.D46]/2)" office:value-type="float" office:value="506.5" calcext:value-type="float">
            <text:p>506.5</text:p>
          </table:table-cell>
          <table:table-cell table:formula="of:=640+([.C46]*[.A$1]-[.D46]*[.A$1])" office:value-type="float" office:value="677.239092362731" calcext:value-type="float">
            <text:p>677.2390923627</text:p>
          </table:table-cell>
          <table:table-cell table:formula="of:=([.B46]+[.C46]+[.D46])/3/8" office:value-type="float" office:value="24.75" calcext:value-type="float">
            <text:p>25</text:p>
          </table:table-cell>
          <table:table-cell table:formula="of:=([.B46]+[.C46]+[.D46])/3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lightskyblue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table:formula="of:=400-([.B47]-[.C47]/2-[.D47]/2)" office:value-type="float" office:value="493" calcext:value-type="float">
            <text:p>493</text:p>
          </table:table-cell>
          <table:table-cell table:formula="of:=640+([.C47]*[.A$1]-[.D47]*[.A$1])" office:value-type="float" office:value="601.894882233485" calcext:value-type="float">
            <text:p>601.8948822335</text:p>
          </table:table-cell>
          <table:table-cell table:formula="of:=([.B47]+[.C47]+[.D47])/3/8" office:value-type="float" office:value="24.625" calcext:value-type="float">
            <text:p>25</text:p>
          </table:table-cell>
          <table:table-cell table:formula="of:=([.B47]+[.C47]+[.D47])/3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table:number-columns-repeated="3" office:value-type="float" office:value="192" calcext:value-type="float">
            <text:p>192</text:p>
          </table:table-cell>
          <table:table-cell table:formula="of:=400-([.B48]-[.C48]/2-[.D48]/2)" office:value-type="float" office:value="400" calcext:value-type="float">
            <text:p>400</text:p>
          </table:table-cell>
          <table:table-cell table:formula="of:=640+([.C48]*[.A$1]-[.D48]*[.A$1])" office:value-type="float" office:value="640" calcext:value-type="float">
            <text:p>640</text:p>
          </table:table-cell>
          <table:table-cell table:formula="of:=([.B48]+[.C48]+[.D48])/3/8" office:value-type="float" office:value="24" calcext:value-type="float">
            <text:p>24</text:p>
          </table:table-cell>
          <table:table-cell table:formula="of:=([.B48]+[.C48]+[.D48])/3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kyblue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  <table:table-cell table:formula="of:=400-([.B49]-[.C49]/2-[.D49]/2)" office:value-type="float" office:value="485.5" calcext:value-type="float">
            <text:p>485.5</text:p>
          </table:table-cell>
          <table:table-cell table:formula="of:=640+([.C49]*[.A$1]-[.D49]*[.A$1])" office:value-type="float" office:value="614.885263290251" calcext:value-type="float">
            <text:p>614.8852632903</text:p>
          </table:table-cell>
          <table:table-cell table:formula="of:=([.B49]+[.C49]+[.D49])/3/8" office:value-type="float" office:value="24" calcext:value-type="float">
            <text:p>24</text:p>
          </table:table-cell>
          <table:table-cell table:formula="of:=([.B49]+[.C49]+[.D49])/3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palegreen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152" calcext:value-type="float">
            <text:p>152</text:p>
          </table:table-cell>
          <table:table-cell table:formula="of:=400-([.B50]-[.C50]/2-[.D50]/2)" office:value-type="float" office:value="449.5" calcext:value-type="float">
            <text:p>449.5</text:p>
          </table:table-cell>
          <table:table-cell table:formula="of:=640+([.C50]*[.A$1]-[.D50]*[.A$1])" office:value-type="float" office:value="725.73651497466" calcext:value-type="float">
            <text:p>725.7365149747</text:p>
          </table:table-cell>
          <table:table-cell table:formula="of:=([.B50]+[.C50]+[.D50])/3/8" office:value-type="float" office:value="23.125" calcext:value-type="float">
            <text:p>23</text:p>
          </table:table-cell>
          <table:table-cell table:formula="of:=([.B50]+[.C50]+[.D50])/3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orchid</text:p>
          </table:table-cell>
          <table:table-cell office:value-type="float" office:value="218" calcext:value-type="float">
            <text:p>218</text:p>
          </table:table-cell>
          <table:table-cell office:value-type="float" office:value="112" calcext:value-type="float">
            <text:p>112</text:p>
          </table:table-cell>
          <table:table-cell office:value-type="float" office:value="214" calcext:value-type="float">
            <text:p>214</text:p>
          </table:table-cell>
          <table:table-cell table:formula="of:=400-([.B51]-[.C51]/2-[.D51]/2)" office:value-type="float" office:value="345" calcext:value-type="float">
            <text:p>345</text:p>
          </table:table-cell>
          <table:table-cell table:formula="of:=640+([.C51]*[.A$1]-[.D51]*[.A$1])" office:value-type="float" office:value="551.665408813987" calcext:value-type="float">
            <text:p>551.665408814</text:p>
          </table:table-cell>
          <table:table-cell table:formula="of:=([.B51]+[.C51]+[.D51])/3/8" office:value-type="float" office:value="22.6666666666667" calcext:value-type="float">
            <text:p>23</text:p>
          </table:table-cell>
          <table:table-cell table:formula="of:=([.B51]+[.C51]+[.D51])/3" office:value-type="float" office:value="181.333333333333" calcext:value-type="float">
            <text:p>181</text:p>
          </table:table-cell>
        </table:table-row>
        <table:table-row table:style-name="ro1">
          <table:table-cell office:value-type="string" calcext:value-type="string">
            <text:p>burlywood</text:p>
          </table:table-cell>
          <table:table-cell office:value-type="float" office:value="222" calcext:value-type="float">
            <text:p>222</text:p>
          </table:table-cell>
          <table:table-cell office:value-type="float" office:value="184" calcext:value-type="float">
            <text:p>184</text:p>
          </table:table-cell>
          <table:table-cell office:value-type="float" office:value="135" calcext:value-type="float">
            <text:p>135</text:p>
          </table:table-cell>
          <table:table-cell table:formula="of:=400-([.B52]-[.C52]/2-[.D52]/2)" office:value-type="float" office:value="337.5" calcext:value-type="float">
            <text:p>337.5</text:p>
          </table:table-cell>
          <table:table-cell table:formula="of:=640+([.C52]*[.A$1]-[.D52]*[.A$1])" office:value-type="float" office:value="682.435244785438" calcext:value-type="float">
            <text:p>682.4352447854</text:p>
          </table:table-cell>
          <table:table-cell table:formula="of:=([.B52]+[.C52]+[.D52])/3/8" office:value-type="float" office:value="22.5416666666667" calcext:value-type="float">
            <text:p>23</text:p>
          </table:table-cell>
          <table:table-cell table:formula="of:=([.B52]+[.C52]+[.D52])/3" office:value-type="float" office:value="180.333333333333" calcext:value-type="float">
            <text:p>180</text:p>
          </table:table-cell>
        </table:table-row>
        <table:table-row table:style-name="ro1">
          <table:table-cell office:value-type="string" calcext:value-type="string">
            <text:p>hotpink</text:p>
          </table:table-cell>
          <table:table-cell office:value-type="float" office:value="255" calcext:value-type="float">
            <text:p>255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formula="of:=400-([.B53]-[.C53]/2-[.D53]/2)" office:value-type="float" office:value="287.5" calcext:value-type="float">
            <text:p>287.5</text:p>
          </table:table-cell>
          <table:table-cell table:formula="of:=640+([.C53]*[.A$1]-[.D53]*[.A$1])" office:value-type="float" office:value="575.048094716167" calcext:value-type="float">
            <text:p>575.0480947162</text:p>
          </table:table-cell>
          <table:table-cell table:formula="of:=([.B53]+[.C53]+[.D53])/3/8" office:value-type="float" office:value="22.5" calcext:value-type="float">
            <text:p>23</text:p>
          </table:table-cell>
          <table:table-cell table:formula="of:=([.B53]+[.C53]+[.D53])/3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ightsalmon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table:formula="of:=400-([.B54]-[.C54]/2-[.D54]/2)" office:value-type="float" office:value="286" calcext:value-type="float">
            <text:p>286</text:p>
          </table:table-cell>
          <table:table-cell table:formula="of:=640+([.C54]*[.A$1]-[.D54]*[.A$1])" office:value-type="float" office:value="672.908965343809" calcext:value-type="float">
            <text:p>672.9089653438</text:p>
          </table:table-cell>
          <table:table-cell table:formula="of:=([.B54]+[.C54]+[.D54])/3/8" office:value-type="float" office:value="22.375" calcext:value-type="float">
            <text:p>22</text:p>
          </table:table-cell>
          <table:table-cell table:formula="of:=([.B54]+[.C54]+[.D54])/3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formula="of:=400-([.B55]-[.C55]/2-[.D55]/2)" office:value-type="float" office:value="350" calcext:value-type="float">
            <text:p>350</text:p>
          </table:table-cell>
          <table:table-cell table:formula="of:=640+([.C55]*[.A$1]-[.D55]*[.A$1])" office:value-type="float" office:value="674.641016151378" calcext:value-type="float">
            <text:p>674.6410161514</text:p>
          </table:table-cell>
          <table:table-cell table:formula="of:=([.B55]+[.C55]+[.D55])/3/8" office:value-type="float" office:value="22.0833333333333" calcext:value-type="float">
            <text:p>22</text:p>
          </table:table-cell>
          <table:table-cell table:formula="of:=([.B55]+[.C55]+[.D55])/3" office:value-type="float" office:value="176.666666666667" calcext:value-type="float">
            <text:p>17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44" calcext:value-type="float">
            <text:p>144</text:p>
          </table:table-cell>
          <table:table-cell table:formula="of:=400-([.B56]-[.C56]/2-[.D56]/2)" office:value-type="float" office:value="447" calcext:value-type="float">
            <text:p>447</text:p>
          </table:table-cell>
          <table:table-cell table:formula="of:=640+([.C56]*[.A$1]-[.D56]*[.A$1])" office:value-type="float" office:value="721.406387955737" calcext:value-type="float">
            <text:p>721.4063879557</text:p>
          </table:table-cell>
          <table:table-cell table:formula="of:=([.B56]+[.C56]+[.D56])/3/8" office:value-type="float" office:value="21.9166666666667" calcext:value-type="float">
            <text:p>22</text:p>
          </table:table-cell>
          <table:table-cell table:formula="of:=([.B56]+[.C56]+[.D56])/3" office:value-type="float" office:value="175.333333333333" calcext:value-type="float">
            <text:p>175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400-([.B57]-[.C57]/2-[.D57]/2)" office:value-type="float" office:value="272.5" calcext:value-type="float">
            <text:p>272.5</text:p>
          </table:table-cell>
          <table:table-cell table:formula="of:=640+([.C57]*[.A$1]-[.D57]*[.A$1])" office:value-type="float" office:value="419.163522034968" calcext:value-type="float">
            <text:p>419.163522035</text:p>
          </table:table-cell>
          <table:table-cell table:formula="of:=([.B57]+[.C57]+[.D57])/3/8" office:value-type="float" office:value="21.25" calcext:value-type="float">
            <text:p>21</text:p>
          </table:table-cell>
          <table:table-cell table:formula="of:=([.B57]+[.C57]+[.D57])/3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400-([.B58]-[.C58]/2-[.D58]/2)" office:value-type="float" office:value="272.5" calcext:value-type="float">
            <text:p>272.5</text:p>
          </table:table-cell>
          <table:table-cell table:formula="of:=640+([.C58]*[.A$1]-[.D58]*[.A$1])" office:value-type="float" office:value="860.836477965032" calcext:value-type="float">
            <text:p>860.836477965</text:p>
          </table:table-cell>
          <table:table-cell table:formula="of:=([.B58]+[.C58]+[.D58])/3/8" office:value-type="float" office:value="21.25" calcext:value-type="float">
            <text:p>21</text:p>
          </table:table-cell>
          <table:table-cell table:formula="of:=([.B58]+[.C58]+[.D58])/3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400-([.B59]-[.C59]/2-[.D59]/2)" office:value-type="float" office:value="655" calcext:value-type="float">
            <text:p>655</text:p>
          </table:table-cell>
          <table:table-cell table:formula="of:=640+([.C59]*[.A$1]-[.D59]*[.A$1])" office:value-type="float" office:value="640" calcext:value-type="float">
            <text:p>640</text:p>
          </table:table-cell>
          <table:table-cell table:formula="of:=([.B59]+[.C59]+[.D59])/3/8" office:value-type="float" office:value="21.25" calcext:value-type="float">
            <text:p>21</text:p>
          </table:table-cell>
          <table:table-cell table:formula="of:=([.B59]+[.C59]+[.D59])/3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y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400-([.B60]-[.C60]/2-[.D60]/2)" office:value-type="float" office:value="655" calcext:value-type="float">
            <text:p>655</text:p>
          </table:table-cell>
          <table:table-cell table:formula="of:=640+([.C60]*[.A$1]-[.D60]*[.A$1])" office:value-type="float" office:value="640" calcext:value-type="float">
            <text:p>640</text:p>
          </table:table-cell>
          <table:table-cell table:formula="of:=([.B60]+[.C60]+[.D60])/3/8" office:value-type="float" office:value="21.25" calcext:value-type="float">
            <text:p>21</text:p>
          </table:table-cell>
          <table:table-cell table:formula="of:=([.B60]+[.C60]+[.D60])/3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fuchsia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400-([.B61]-[.C61]/2-[.D61]/2)" office:value-type="float" office:value="272.5" calcext:value-type="float">
            <text:p>272.5</text:p>
          </table:table-cell>
          <table:table-cell table:formula="of:=640+([.C61]*[.A$1]-[.D61]*[.A$1])" office:value-type="float" office:value="419.163522034968" calcext:value-type="float">
            <text:p>419.163522035</text:p>
          </table:table-cell>
          <table:table-cell table:formula="of:=([.B61]+[.C61]+[.D61])/3/8" office:value-type="float" office:value="21.25" calcext:value-type="float">
            <text:p>21</text:p>
          </table:table-cell>
          <table:table-cell table:formula="of:=([.B61]+[.C61]+[.D61])/3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arkgray</text:p>
          </table:table-cell>
          <table:table-cell table:number-columns-repeated="3" office:value-type="float" office:value="169" calcext:value-type="float">
            <text:p>169</text:p>
          </table:table-cell>
          <table:table-cell table:formula="of:=400-([.B62]-[.C62]/2-[.D62]/2)" office:value-type="float" office:value="400" calcext:value-type="float">
            <text:p>400</text:p>
          </table:table-cell>
          <table:table-cell table:formula="of:=640+([.C62]*[.A$1]-[.D62]*[.A$1])" office:value-type="float" office:value="640" calcext:value-type="float">
            <text:p>640</text:p>
          </table:table-cell>
          <table:table-cell table:formula="of:=([.B62]+[.C62]+[.D62])/3/8" office:value-type="float" office:value="21.125" calcext:value-type="float">
            <text:p>21</text:p>
          </table:table-cell>
          <table:table-cell table:formula="of:=([.B62]+[.C62]+[.D62])/3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darkgrey</text:p>
          </table:table-cell>
          <table:table-cell table:number-columns-repeated="3" office:value-type="float" office:value="169" calcext:value-type="float">
            <text:p>169</text:p>
          </table:table-cell>
          <table:table-cell table:formula="of:=400-([.B63]-[.C63]/2-[.D63]/2)" office:value-type="float" office:value="400" calcext:value-type="float">
            <text:p>400</text:p>
          </table:table-cell>
          <table:table-cell table:formula="of:=640+([.C63]*[.A$1]-[.D63]*[.A$1])" office:value-type="float" office:value="640" calcext:value-type="float">
            <text:p>640</text:p>
          </table:table-cell>
          <table:table-cell table:formula="of:=([.B63]+[.C63]+[.D63])/3/8" office:value-type="float" office:value="21.125" calcext:value-type="float">
            <text:p>21</text:p>
          </table:table-cell>
          <table:table-cell table:formula="of:=([.B63]+[.C63]+[.D63])/3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darksalmon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table:formula="of:=400-([.B64]-[.C64]/2-[.D64]/2)" office:value-type="float" office:value="303" calcext:value-type="float">
            <text:p>303</text:p>
          </table:table-cell>
          <table:table-cell table:formula="of:=640+([.C64]*[.A$1]-[.D64]*[.A$1])" office:value-type="float" office:value="664.248711305964" calcext:value-type="float">
            <text:p>664.248711306</text:p>
          </table:table-cell>
          <table:table-cell table:formula="of:=([.B64]+[.C64]+[.D64])/3/8" office:value-type="float" office:value="21.0416666666667" calcext:value-type="float">
            <text:p>21</text:p>
          </table:table-cell>
          <table:table-cell table:formula="of:=([.B64]+[.C64]+[.D64])/3" office:value-type="float" office:value="168.333333333333" calcext:value-type="float">
            <text:p>168</text:p>
          </table:table-cell>
        </table:table-row>
        <table:table-row table:style-name="ro1">
          <table:table-cell office:value-type="string" calcext:value-type="string">
            <text:p>sandybrown</text:p>
          </table:table-cell>
          <table:table-cell office:value-type="float" office:value="244" calcext:value-type="float">
            <text:p>244</text:p>
          </table:table-cell>
          <table:table-cell office:value-type="float" office:value="164" calcext:value-type="float">
            <text:p>164</text:p>
          </table:table-cell>
          <table:table-cell office:value-type="float" office:value="96" calcext:value-type="float">
            <text:p>96</text:p>
          </table:table-cell>
          <table:table-cell table:formula="of:=400-([.B65]-[.C65]/2-[.D65]/2)" office:value-type="float" office:value="286" calcext:value-type="float">
            <text:p>286</text:p>
          </table:table-cell>
          <table:table-cell table:formula="of:=640+([.C65]*[.A$1]-[.D65]*[.A$1])" office:value-type="float" office:value="698.889727457342" calcext:value-type="float">
            <text:p>698.8897274573</text:p>
          </table:table-cell>
          <table:table-cell table:formula="of:=([.B65]+[.C65]+[.D65])/3/8" office:value-type="float" office:value="21" calcext:value-type="float">
            <text:p>21</text:p>
          </table:table-cell>
          <table:table-cell table:formula="of:=([.B65]+[.C65]+[.D65])/3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lightcoral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400-([.B66]-[.C66]/2-[.D66]/2)" office:value-type="float" office:value="288" calcext:value-type="float">
            <text:p>288</text:p>
          </table:table-cell>
          <table:table-cell table:formula="of:=640+([.C66]*[.A$1]-[.D66]*[.A$1])" office:value-type="float" office:value="640" calcext:value-type="float">
            <text:p>640</text:p>
          </table:table-cell>
          <table:table-cell table:formula="of:=([.B66]+[.C66]+[.D66])/3/8" office:value-type="float" office:value="20.6666666666667" calcext:value-type="float">
            <text:p>21</text:p>
          </table:table-cell>
          <table:table-cell table:formula="of:=([.B66]+[.C66]+[.D66])/3" office:value-type="float" office:value="165.333333333333" calcext:value-type="float">
            <text:p>165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table:formula="of:=400-([.B67]-[.C67]/2-[.D67]/2)" office:value-type="float" office:value="552" calcext:value-type="float">
            <text:p>552</text:p>
          </table:table-cell>
          <table:table-cell table:formula="of:=640+([.C67]*[.A$1]-[.D67]*[.A$1])" office:value-type="float" office:value="653.856406460551" calcext:value-type="float">
            <text:p>653.8564064606</text:p>
          </table:table-cell>
          <table:table-cell table:formula="of:=([.B67]+[.C67]+[.D67])/3/8" office:value-type="float" office:value="20.6666666666667" calcext:value-type="float">
            <text:p>21</text:p>
          </table:table-cell>
          <table:table-cell table:formula="of:=([.B67]+[.C67]+[.D67])/3" office:value-type="float" office:value="165.333333333333" calcext:value-type="float">
            <text:p>165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formula="of:=400-([.B68]-[.C68]/2-[.D68]/2)" office:value-type="float" office:value="271" calcext:value-type="float">
            <text:p>271</text:p>
          </table:table-cell>
          <table:table-cell table:formula="of:=640+([.C68]*[.A$1]-[.D68]*[.A$1])" office:value-type="float" office:value="652.124355652982" calcext:value-type="float">
            <text:p>652.124355653</text:p>
          </table:table-cell>
          <table:table-cell table:formula="of:=([.B68]+[.C68]+[.D68])/3/8" office:value-type="float" office:value="20.5" calcext:value-type="float">
            <text:p>21</text:p>
          </table:table-cell>
          <table:table-cell table:formula="of:=([.B68]+[.C68]+[.D68])/3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ornflowerblue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37" calcext:value-type="float">
            <text:p>237</text:p>
          </table:table-cell>
          <table:table-cell table:formula="of:=400-([.B69]-[.C69]/2-[.D69]/2)" office:value-type="float" office:value="493" calcext:value-type="float">
            <text:p>493</text:p>
          </table:table-cell>
          <table:table-cell table:formula="of:=640+([.C69]*[.A$1]-[.D69]*[.A$1])" office:value-type="float" office:value="563.78976446697" calcext:value-type="float">
            <text:p>563.789764467</text:p>
          </table:table-cell>
          <table:table-cell table:formula="of:=([.B69]+[.C69]+[.D69])/3/8" office:value-type="float" office:value="20.25" calcext:value-type="float">
            <text:p>20</text:p>
          </table:table-cell>
          <table:table-cell table:formula="of:=([.B69]+[.C69]+[.D69])/3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ediumturquoise</text:p>
          </table:table-cell>
          <table:table-cell office:value-type="float" office:value="72" calcext:value-type="float">
            <text:p>72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table:formula="of:=400-([.B70]-[.C70]/2-[.D70]/2)" office:value-type="float" office:value="534.5" calcext:value-type="float">
            <text:p>534.5</text:p>
          </table:table-cell>
          <table:table-cell table:formula="of:=640+([.C70]*[.A$1]-[.D70]*[.A$1])" office:value-type="float" office:value="644.330127018922" calcext:value-type="float">
            <text:p>644.3301270189</text:p>
          </table:table-cell>
          <table:table-cell table:formula="of:=([.B70]+[.C70]+[.D70])/3/8" office:value-type="float" office:value="20.2083333333333" calcext:value-type="float">
            <text:p>20</text:p>
          </table:table-cell>
          <table:table-cell table:formula="of:=([.B70]+[.C70]+[.D70])/3" office:value-type="float" office:value="161.666666666667" calcext:value-type="float">
            <text:p>162</text:p>
          </table:table-cell>
        </table:table-row>
        <table:table-row table:style-name="ro1">
          <table:table-cell office:value-type="string" calcext:value-type="string">
            <text:p>mediumorchid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211" calcext:value-type="float">
            <text:p>211</text:p>
          </table:table-cell>
          <table:table-cell table:formula="of:=400-([.B71]-[.C71]/2-[.D71]/2)" office:value-type="float" office:value="362" calcext:value-type="float">
            <text:p>362</text:p>
          </table:table-cell>
          <table:table-cell table:formula="of:=640+([.C71]*[.A$1]-[.D71]*[.A$1])" office:value-type="float" office:value="530.880799123161" calcext:value-type="float">
            <text:p>530.8807991232</text:p>
          </table:table-cell>
          <table:table-cell table:formula="of:=([.B71]+[.C71]+[.D71])/3/8" office:value-type="float" office:value="20.0833333333333" calcext:value-type="float">
            <text:p>20</text:p>
          </table:table-cell>
          <table:table-cell table:formula="of:=([.B71]+[.C71]+[.D71])/3" office:value-type="float" office:value="160.666666666667" calcext:value-type="float">
            <text:p>161</text:p>
          </table:table-cell>
        </table:table-row>
        <table:table-row table:style-name="ro1">
          <table:table-cell office:value-type="string" calcext:value-type="string">
            <text:p>darkkhaki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table:formula="of:=400-([.B72]-[.C72]/2-[.D72]/2)" office:value-type="float" office:value="356" calcext:value-type="float">
            <text:p>356</text:p>
          </table:table-cell>
          <table:table-cell table:formula="of:=640+([.C72]*[.A$1]-[.D72]*[.A$1])" office:value-type="float" office:value="705.817930687617" calcext:value-type="float">
            <text:p>705.8179306876</text:p>
          </table:table-cell>
          <table:table-cell table:formula="of:=([.B72]+[.C72]+[.D72])/3/8" office:value-type="float" office:value="19.9583333333333" calcext:value-type="float">
            <text:p>20</text:p>
          </table:table-cell>
          <table:table-cell table:formula="of:=([.B72]+[.C72]+[.D72])/3" office:value-type="float" office:value="159.666666666667" calcext:value-type="float">
            <text:p>160</text:p>
          </table:table-cell>
        </table:table-row>
        <table:table-row table:style-name="ro1">
          <table:table-cell office:value-type="string" calcext:value-type="string">
            <text:p>mediumpurple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table:formula="of:=400-([.B73]-[.C73]/2-[.D73]/2)" office:value-type="float" office:value="418.5" calcext:value-type="float">
            <text:p>418.5</text:p>
          </table:table-cell>
          <table:table-cell table:formula="of:=640+([.C73]*[.A$1]-[.D73]*[.A$1])" office:value-type="float" office:value="547.335281795065" calcext:value-type="float">
            <text:p>547.3352817951</text:p>
          </table:table-cell>
          <table:table-cell table:formula="of:=([.B73]+[.C73]+[.D73])/3/8" office:value-type="float" office:value="19.9166666666667" calcext:value-type="float">
            <text:p>20</text:p>
          </table:table-cell>
          <table:table-cell table:formula="of:=([.B73]+[.C73]+[.D73])/3" office:value-type="float" office:value="159.333333333333" calcext:value-type="float">
            <text:p>159</text:p>
          </table:table-cell>
        </table:table-row>
        <table:table-row table:style-name="ro1">
          <table:table-cell office:value-type="string" calcext:value-type="string">
            <text:p>palevioletred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table:formula="of:=400-([.B74]-[.C74]/2-[.D74]/2)" office:value-type="float" office:value="310.5" calcext:value-type="float">
            <text:p>310.5</text:p>
          </table:table-cell>
          <table:table-cell table:formula="of:=640+([.C74]*[.A$1]-[.D74]*[.A$1])" office:value-type="float" office:value="609.689110867545" calcext:value-type="float">
            <text:p>609.6891108675</text:p>
          </table:table-cell>
          <table:table-cell table:formula="of:=([.B74]+[.C74]+[.D74])/3/8" office:value-type="float" office:value="19.9166666666667" calcext:value-type="float">
            <text:p>20</text:p>
          </table:table-cell>
          <table:table-cell table:formula="of:=([.B74]+[.C74]+[.D74])/3" office:value-type="float" office:value="159.333333333333" calcext:value-type="float">
            <text:p>159</text:p>
          </table:table-cell>
        </table:table-row>
        <table:table-row table:style-name="ro1">
          <table:table-cell office:value-type="string" calcext:value-type="string">
            <text:p>mediumaquamarine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table:formula="of:=400-([.B75]-[.C75]/2-[.D75]/2)" office:value-type="float" office:value="485.5" calcext:value-type="float">
            <text:p>485.5</text:p>
          </table:table-cell>
          <table:table-cell table:formula="of:=640+([.C75]*[.A$1]-[.D75]*[.A$1])" office:value-type="float" office:value="670.310889132455" calcext:value-type="float">
            <text:p>670.3108891325</text:p>
          </table:table-cell>
          <table:table-cell table:formula="of:=([.B75]+[.C75]+[.D75])/3/8" office:value-type="float" office:value="19.875" calcext:value-type="float">
            <text:p>20</text:p>
          </table:table-cell>
          <table:table-cell table:formula="of:=([.B75]+[.C75]+[.D75])/3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greenyellow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office:value-type="float" office:value="47" calcext:value-type="float">
            <text:p>47</text:p>
          </table:table-cell>
          <table:table-cell table:formula="of:=400-([.B76]-[.C76]/2-[.D76]/2)" office:value-type="float" office:value="378" calcext:value-type="float">
            <text:p>378</text:p>
          </table:table-cell>
          <table:table-cell table:formula="of:=640+([.C76]*[.A$1]-[.D76]*[.A$1])" office:value-type="float" office:value="820.133283987163" calcext:value-type="float">
            <text:p>820.1332839872</text:p>
          </table:table-cell>
          <table:table-cell table:formula="of:=([.B76]+[.C76]+[.D76])/3/8" office:value-type="float" office:value="19.7916666666667" calcext:value-type="float">
            <text:p>20</text:p>
          </table:table-cell>
          <table:table-cell table:formula="of:=([.B76]+[.C76]+[.D76])/3" office:value-type="float" office:value="158.333333333333" calcext:value-type="float">
            <text:p>158</text:p>
          </table:table-cell>
        </table:table-row>
        <table:table-row table:style-name="ro1">
          <table:table-cell office:value-type="string" calcext:value-type="string">
            <text:p>rosybrown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43" calcext:value-type="float">
            <text:p>143</text:p>
          </table:table-cell>
          <table:table-cell table:formula="of:=400-([.B77]-[.C77]/2-[.D77]/2)" office:value-type="float" office:value="355" calcext:value-type="float">
            <text:p>355</text:p>
          </table:table-cell>
          <table:table-cell table:formula="of:=640+([.C77]*[.A$1]-[.D77]*[.A$1])" office:value-type="float" office:value="640" calcext:value-type="float">
            <text:p>640</text:p>
          </table:table-cell>
          <table:table-cell table:formula="of:=([.B77]+[.C77]+[.D77])/3/8" office:value-type="float" office:value="19.75" calcext:value-type="float">
            <text:p>20</text:p>
          </table:table-cell>
          <table:table-cell table:formula="of:=([.B77]+[.C77]+[.D77])/3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darkseagreen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43" calcext:value-type="float">
            <text:p>143</text:p>
          </table:table-cell>
          <table:table-cell table:formula="of:=400-([.B78]-[.C78]/2-[.D78]/2)" office:value-type="float" office:value="422.5" calcext:value-type="float">
            <text:p>422.5</text:p>
          </table:table-cell>
          <table:table-cell table:formula="of:=640+([.C78]*[.A$1]-[.D78]*[.A$1])" office:value-type="float" office:value="678.9711431703" calcext:value-type="float">
            <text:p>678.9711431703</text:p>
          </table:table-cell>
          <table:table-cell table:formula="of:=([.B78]+[.C78]+[.D78])/3/8" office:value-type="float" office:value="19.75" calcext:value-type="float">
            <text:p>20</text:p>
          </table:table-cell>
          <table:table-cell table:formula="of:=([.B78]+[.C78]+[.D78])/3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55" calcext:value-type="float">
            <text:p>25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400-([.B79]-[.C79]/2-[.D79]/2)" office:value-type="float" office:value="252.5" calcext:value-type="float">
            <text:p>252.5</text:p>
          </table:table-cell>
          <table:table-cell table:formula="of:=640+([.C79]*[.A$1]-[.D79]*[.A$1])" office:value-type="float" office:value="826.195461813654" calcext:value-type="float">
            <text:p>826.1954618137</text:p>
          </table:table-cell>
          <table:table-cell table:formula="of:=([.B79]+[.C79]+[.D79])/3/8" office:value-type="float" office:value="19.5833333333333" calcext:value-type="float">
            <text:p>20</text:p>
          </table:table-cell>
          <table:table-cell table:formula="of:=([.B79]+[.C79]+[.D79])/3" office:value-type="float" office:value="156.666666666667" calcext:value-type="float">
            <text:p>157</text:p>
          </table:table-cell>
        </table:table-row>
        <table:table-row table:style-name="ro1">
          <table:table-cell office:value-type="string" calcext:value-type="string">
            <text:p>mediumslateblue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238" calcext:value-type="float">
            <text:p>238</text:p>
          </table:table-cell>
          <table:table-cell table:formula="of:=400-([.B80]-[.C80]/2-[.D80]/2)" office:value-type="float" office:value="448" calcext:value-type="float">
            <text:p>448</text:p>
          </table:table-cell>
          <table:table-cell table:formula="of:=640+([.C80]*[.A$1]-[.D80]*[.A$1])" office:value-type="float" office:value="523.952595892885" calcext:value-type="float">
            <text:p>523.9525958929</text:p>
          </table:table-cell>
          <table:table-cell table:formula="of:=([.B80]+[.C80]+[.D80])/3/8" office:value-type="float" office:value="19.375" calcext:value-type="float">
            <text:p>19</text:p>
          </table:table-cell>
          <table:table-cell table:formula="of:=([.B80]+[.C80]+[.D80])/3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coral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table:formula="of:=400-([.B81]-[.C81]/2-[.D81]/2)" office:value-type="float" office:value="248.5" calcext:value-type="float">
            <text:p>248.5</text:p>
          </table:table-cell>
          <table:table-cell table:formula="of:=640+([.C81]*[.A$1]-[.D81]*[.A$1])" office:value-type="float" office:value="680.703193977869" calcext:value-type="float">
            <text:p>680.7031939779</text:p>
          </table:table-cell>
          <table:table-cell table:formula="of:=([.B81]+[.C81]+[.D81])/3/8" office:value-type="float" office:value="19.25" calcext:value-type="float">
            <text:p>19</text:p>
          </table:table-cell>
          <table:table-cell table:formula="of:=([.B81]+[.C81]+[.D81])/3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deepskyblue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55" calcext:value-type="float">
            <text:p>255</text:p>
          </table:table-cell>
          <table:table-cell table:formula="of:=400-([.B82]-[.C82]/2-[.D82]/2)" office:value-type="float" office:value="623" calcext:value-type="float">
            <text:p>623</text:p>
          </table:table-cell>
          <table:table-cell table:formula="of:=640+([.C82]*[.A$1]-[.D82]*[.A$1])" office:value-type="float" office:value="584.574374157796" calcext:value-type="float">
            <text:p>584.5743741578</text:p>
          </table:table-cell>
          <table:table-cell table:formula="of:=([.B82]+[.C82]+[.D82])/3/8" office:value-type="float" office:value="18.5833333333333" calcext:value-type="float">
            <text:p>19</text:p>
          </table:table-cell>
          <table:table-cell table:formula="of:=([.B82]+[.C82]+[.D82])/3" office:value-type="float" office:value="148.666666666667" calcext:value-type="float">
            <text:p>149</text:p>
          </table:table-cell>
        </table:table-row>
        <table:table-row table:style-name="ro1">
          <table:table-cell office:value-type="string" calcext:value-type="string">
            <text:p>dodgerblue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 table:formula="of:=400-([.B83]-[.C83]/2-[.D83]/2)" office:value-type="float" office:value="569.5" calcext:value-type="float">
            <text:p>569.5</text:p>
          </table:table-cell>
          <table:table-cell table:formula="of:=640+([.C83]*[.A$1]-[.D83]*[.A$1])" office:value-type="float" office:value="543.871180179927" calcext:value-type="float">
            <text:p>543.8711801799</text:p>
          </table:table-cell>
          <table:table-cell table:formula="of:=([.B83]+[.C83]+[.D83])/3/8" office:value-type="float" office:value="17.875" calcext:value-type="float">
            <text:p>18</text:p>
          </table:table-cell>
          <table:table-cell table:formula="of:=([.B83]+[.C83]+[.D83])/3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formula="of:=400-([.B84]-[.C84]/2-[.D84]/2)" office:value-type="float" office:value="230" calcext:value-type="float">
            <text:p>230</text:p>
          </table:table-cell>
          <table:table-cell table:formula="of:=640+([.C84]*[.A$1]-[.D84]*[.A$1])" office:value-type="float" office:value="664.248711305964" calcext:value-type="float">
            <text:p>664.248711306</text:p>
          </table:table-cell>
          <table:table-cell table:formula="of:=([.B84]+[.C84]+[.D84])/3/8" office:value-type="float" office:value="17.7083333333333" calcext:value-type="float">
            <text:p>18</text:p>
          </table:table-cell>
          <table:table-cell table:formula="of:=([.B84]+[.C84]+[.D84])/3" office:value-type="float" office:value="141.666666666667" calcext:value-type="float">
            <text:p>142</text:p>
          </table:table-cell>
        </table:table-row>
        <table:table-row table:style-name="ro1">
          <table:table-cell office:value-type="string" calcext:value-type="string">
            <text:p>deeppink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table:formula="of:=400-([.B85]-[.C85]/2-[.D85]/2)" office:value-type="float" office:value="228.5" calcext:value-type="float">
            <text:p>228.5</text:p>
          </table:table-cell>
          <table:table-cell table:formula="of:=640+([.C85]*[.A$1]-[.D85]*[.A$1])" office:value-type="float" office:value="530.014773719376" calcext:value-type="float">
            <text:p>530.0147737194</text:p>
          </table:table-cell>
          <table:table-cell table:formula="of:=([.B85]+[.C85]+[.D85])/3/8" office:value-type="float" office:value="17.5833333333333" calcext:value-type="float">
            <text:p>18</text:p>
          </table:table-cell>
          <table:table-cell table:formula="of:=([.B85]+[.C85]+[.D85])/3" office:value-type="float" office:value="140.666666666667" calcext:value-type="float">
            <text:p>14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55" calcext:value-type="float">
            <text:p>2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400-([.B86]-[.C86]/2-[.D86]/2)" office:value-type="float" office:value="227.5" calcext:value-type="float">
            <text:p>227.5</text:p>
          </table:table-cell>
          <table:table-cell table:formula="of:=640+([.C86]*[.A$1]-[.D86]*[.A$1])" office:value-type="float" office:value="782.894191624432" calcext:value-type="float">
            <text:p>782.8941916244</text:p>
          </table:table-cell>
          <table:table-cell table:formula="of:=([.B86]+[.C86]+[.D86])/3/8" office:value-type="float" office:value="17.5" calcext:value-type="float">
            <text:p>18</text:p>
          </table:table-cell>
          <table:table-cell table:formula="of:=([.B86]+[.C86]+[.D86])/3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arkturquoise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formula="of:=400-([.B87]-[.C87]/2-[.D87]/2)" office:value-type="float" office:value="607.5" calcext:value-type="float">
            <text:p>607.5</text:p>
          </table:table-cell>
          <table:table-cell table:formula="of:=640+([.C87]*[.A$1]-[.D87]*[.A$1])" office:value-type="float" office:value="637.401923788647" calcext:value-type="float">
            <text:p>637.4019237886</text:p>
          </table:table-cell>
          <table:table-cell table:formula="of:=([.B87]+[.C87]+[.D87])/3/8" office:value-type="float" office:value="17.2916666666667" calcext:value-type="float">
            <text:p>17</text:p>
          </table:table-cell>
          <table:table-cell table:formula="of:=([.B87]+[.C87]+[.D87])/3" office:value-type="float" office:value="138.333333333333" calcext:value-type="float">
            <text:p>138</text:p>
          </table:table-cell>
        </table:table-row>
        <table:table-row table:style-name="ro1">
          <table:table-cell office:value-type="string" calcext:value-type="string">
            <text:p>goldenrod</text:p>
          </table:table-cell>
          <table:table-cell office:value-type="float" office:value="218" calcext:value-type="float">
            <text:p>218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table:formula="of:=400-([.B88]-[.C88]/2-[.D88]/2)" office:value-type="float" office:value="280.5" calcext:value-type="float">
            <text:p>280.5</text:p>
          </table:table-cell>
          <table:table-cell table:formula="of:=640+([.C88]*[.A$1]-[.D88]*[.A$1])" office:value-type="float" office:value="755.18137870333" calcext:value-type="float">
            <text:p>755.1813787033</text:p>
          </table:table-cell>
          <table:table-cell table:formula="of:=([.B88]+[.C88]+[.D88])/3/8" office:value-type="float" office:value="17.2916666666667" calcext:value-type="float">
            <text:p>17</text:p>
          </table:table-cell>
          <table:table-cell table:formula="of:=([.B88]+[.C88]+[.D88])/3" office:value-type="float" office:value="138.333333333333" calcext:value-type="float">
            <text:p>138</text:p>
          </table:table-cell>
        </table:table-row>
        <table:table-row table:style-name="ro1">
          <table:table-cell office:value-type="string" calcext:value-type="string">
            <text:p>cadetblue</text:p>
          </table:table-cell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table:formula="of:=400-([.B89]-[.C89]/2-[.D89]/2)" office:value-type="float" office:value="464" calcext:value-type="float">
            <text:p>464</text:p>
          </table:table-cell>
          <table:table-cell table:formula="of:=640+([.C89]*[.A$1]-[.D89]*[.A$1])" office:value-type="float" office:value="638.267949192431" calcext:value-type="float">
            <text:p>638.2679491924</text:p>
          </table:table-cell>
          <table:table-cell table:formula="of:=([.B89]+[.C89]+[.D89])/3/8" office:value-type="float" office:value="17.2083333333333" calcext:value-type="float">
            <text:p>17</text:p>
          </table:table-cell>
          <table:table-cell table:formula="of:=([.B89]+[.C89]+[.D89])/3" office:value-type="float" office:value="137.666666666667" calcext:value-type="float">
            <text:p>138</text:p>
          </table:table-cell>
        </table:table-row>
        <table:table-row table:style-name="ro1">
          <table:table-cell office:value-type="string" calcext:value-type="string">
            <text:p>yellowgreen</text:p>
          </table:table-cell>
          <table:table-cell office:value-type="float" office:value="154" calcext:value-type="float">
            <text:p>154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formula="of:=400-([.B90]-[.C90]/2-[.D90]/2)" office:value-type="float" office:value="373.5" calcext:value-type="float">
            <text:p>373.5</text:p>
          </table:table-cell>
          <table:table-cell table:formula="of:=640+([.C90]*[.A$1]-[.D90]*[.A$1])" office:value-type="float" office:value="774.233937586588" calcext:value-type="float">
            <text:p>774.2339375866</text:p>
          </table:table-cell>
          <table:table-cell table:formula="of:=([.B90]+[.C90]+[.D90])/3/8" office:value-type="float" office:value="17.0416666666667" calcext:value-type="float">
            <text:p>17</text:p>
          </table:table-cell>
          <table:table-cell table:formula="of:=([.B90]+[.C90]+[.D90])/3" office:value-type="float" office:value="136.333333333333" calcext:value-type="float">
            <text:p>136</text:p>
          </table:table-cell>
        </table:table-row>
        <table:table-row table:style-name="ro1">
          <table:table-cell office:value-type="string" calcext:value-type="string">
            <text:p>lightslategray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400-([.B91]-[.C91]/2-[.D91]/2)" office:value-type="float" office:value="425.5" calcext:value-type="float">
            <text:p>425.5</text:p>
          </table:table-cell>
          <table:table-cell table:formula="of:=640+([.C91]*[.A$1]-[.D91]*[.A$1])" office:value-type="float" office:value="625.277568135665" calcext:value-type="float">
            <text:p>625.2775681357</text:p>
          </table:table-cell>
          <table:table-cell table:formula="of:=([.B91]+[.C91]+[.D91])/3/8" office:value-type="float" office:value="17" calcext:value-type="float">
            <text:p>17</text:p>
          </table:table-cell>
          <table:table-cell table:formula="of:=([.B91]+[.C91]+[.D91])/3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lightslategrey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table:formula="of:=400-([.B92]-[.C92]/2-[.D92]/2)" office:value-type="float" office:value="425.5" calcext:value-type="float">
            <text:p>425.5</text:p>
          </table:table-cell>
          <table:table-cell table:formula="of:=640+([.C92]*[.A$1]-[.D92]*[.A$1])" office:value-type="float" office:value="625.277568135665" calcext:value-type="float">
            <text:p>625.2775681357</text:p>
          </table:table-cell>
          <table:table-cell table:formula="of:=([.B92]+[.C92]+[.D92])/3/8" office:value-type="float" office:value="17" calcext:value-type="float">
            <text:p>17</text:p>
          </table:table-cell>
          <table:table-cell table:formula="of:=([.B92]+[.C92]+[.D92])/3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lueviolet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226" calcext:value-type="float">
            <text:p>226</text:p>
          </table:table-cell>
          <table:table-cell table:formula="of:=400-([.B93]-[.C93]/2-[.D93]/2)" office:value-type="float" office:value="396.5" calcext:value-type="float">
            <text:p>396.5</text:p>
          </table:table-cell>
          <table:table-cell table:formula="of:=640+([.C93]*[.A$1]-[.D93]*[.A$1])" office:value-type="float" office:value="481.517351107448" calcext:value-type="float">
            <text:p>481.5173511074</text:p>
          </table:table-cell>
          <table:table-cell table:formula="of:=([.B93]+[.C93]+[.D93])/3/8" office:value-type="float" office:value="16.9583333333333" calcext:value-type="float">
            <text:p>17</text:p>
          </table:table-cell>
          <table:table-cell table:formula="of:=([.B93]+[.C93]+[.D93])/3" office:value-type="float" office:value="135.666666666667" calcext:value-type="float">
            <text:p>136</text:p>
          </table:table-cell>
        </table:table-row>
        <table:table-row table:style-name="ro1">
          <table:table-cell office:value-type="string" calcext:value-type="string">
            <text:p>darkorchid</text:p>
          </table:table-cell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400-([.B94]-[.C94]/2-[.D94]/2)" office:value-type="float" office:value="374" calcext:value-type="float">
            <text:p>374</text:p>
          </table:table-cell>
          <table:table-cell table:formula="of:=640+([.C94]*[.A$1]-[.D94]*[.A$1])" office:value-type="float" office:value="506.632087817196" calcext:value-type="float">
            <text:p>506.6320878172</text:p>
          </table:table-cell>
          <table:table-cell table:formula="of:=([.B94]+[.C94]+[.D94])/3/8" office:value-type="float" office:value="16.9583333333333" calcext:value-type="float">
            <text:p>17</text:p>
          </table:table-cell>
          <table:table-cell table:formula="of:=([.B94]+[.C94]+[.D94])/3" office:value-type="float" office:value="135.666666666667" calcext:value-type="float">
            <text:p>136</text:p>
          </table:table-cell>
        </table:table-row>
        <table:table-row table:style-name="ro1">
          <table:table-cell office:value-type="string" calcext:value-type="string">
            <text:p>mediumspringgreen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table:formula="of:=400-([.B95]-[.C95]/2-[.D95]/2)" office:value-type="float" office:value="602" calcext:value-type="float">
            <text:p>602</text:p>
          </table:table-cell>
          <table:table-cell table:formula="of:=640+([.C95]*[.A$1]-[.D95]*[.A$1])" office:value-type="float" office:value="723.138438763306" calcext:value-type="float">
            <text:p>723.1384387633</text:p>
          </table:table-cell>
          <table:table-cell table:formula="of:=([.B95]+[.C95]+[.D95])/3/8" office:value-type="float" office:value="16.8333333333333" calcext:value-type="float">
            <text:p>17</text:p>
          </table:table-cell>
          <table:table-cell table:formula="of:=([.B95]+[.C95]+[.D95])/3" office:value-type="float" office:value="134.666666666667" calcext:value-type="float">
            <text:p>1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table:formula="of:=400-([.B96]-[.C96]/2-[.D96]/2)" office:value-type="float" office:value="293" calcext:value-type="float">
            <text:p>293</text:p>
          </table:table-cell>
          <table:table-cell table:formula="of:=640+([.C96]*[.A$1]-[.D96]*[.A$1])" office:value-type="float" office:value="700.621778264911" calcext:value-type="float">
            <text:p>700.6217782649</text:p>
          </table:table-cell>
          <table:table-cell table:formula="of:=([.B96]+[.C96]+[.D96])/3/8" office:value-type="float" office:value="16.7083333333333" calcext:value-type="float">
            <text:p>17</text:p>
          </table:table-cell>
          <table:table-cell table:formula="of:=([.B96]+[.C96]+[.D96])/3" office:value-type="float" office:value="133.666666666667" calcext:value-type="float">
            <text:p>134</text:p>
          </table:table-cell>
        </table:table-row>
        <table:table-row table:style-name="ro1">
          <table:table-cell office:value-type="string" calcext:value-type="string">
            <text:p>slateblue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formula="of:=400-([.B97]-[.C97]/2-[.D97]/2)" office:value-type="float" office:value="441.5" calcext:value-type="float">
            <text:p>441.5</text:p>
          </table:table-cell>
          <table:table-cell table:formula="of:=640+([.C97]*[.A$1]-[.D97]*[.A$1])" office:value-type="float" office:value="540.40707856479" calcext:value-type="float">
            <text:p>540.4070785648</text:p>
          </table:table-cell>
          <table:table-cell table:formula="of:=([.B97]+[.C97]+[.D97])/3/8" office:value-type="float" office:value="16.7083333333333" calcext:value-type="float">
            <text:p>17</text:p>
          </table:table-cell>
          <table:table-cell table:formula="of:=([.B97]+[.C97]+[.D97])/3" office:value-type="float" office:value="133.666666666667" calcext:value-type="float">
            <text:p>134</text:p>
          </table:table-cell>
        </table:table-row>
        <table:table-row table:style-name="ro1">
          <table:table-cell office:value-type="string" calcext:value-type="string">
            <text:p>royalblue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25" calcext:value-type="float">
            <text:p>225</text:p>
          </table:table-cell>
          <table:table-cell table:formula="of:=400-([.B98]-[.C98]/2-[.D98]/2)" office:value-type="float" office:value="500" calcext:value-type="float">
            <text:p>500</text:p>
          </table:table-cell>
          <table:table-cell table:formula="of:=640+([.C98]*[.A$1]-[.D98]*[.A$1])" office:value-type="float" office:value="536.076951545867" calcext:value-type="float">
            <text:p>536.0769515459</text:p>
          </table:table-cell>
          <table:table-cell table:formula="of:=([.B98]+[.C98]+[.D98])/3/8" office:value-type="float" office:value="16.4583333333333" calcext:value-type="float">
            <text:p>16</text:p>
          </table:table-cell>
          <table:table-cell table:formula="of:=([.B98]+[.C98]+[.D98])/3" office:value-type="float" office:value="131.666666666667" calcext:value-type="float">
            <text:p>132</text:p>
          </table:table-cell>
        </table:table-row>
        <table:table-row table:style-name="ro1">
          <table:table-cell office:value-type="string" calcext:value-type="string">
            <text:p>darkorange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400-([.B99]-[.C99]/2-[.D99]/2)" office:value-type="float" office:value="215" calcext:value-type="float">
            <text:p>215</text:p>
          </table:table-cell>
          <table:table-cell table:formula="of:=640+([.C99]*[.A$1]-[.D99]*[.A$1])" office:value-type="float" office:value="761.243556529821" calcext:value-type="float">
            <text:p>761.2435565298</text:p>
          </table:table-cell>
          <table:table-cell table:formula="of:=([.B99]+[.C99]+[.D99])/3/8" office:value-type="float" office:value="16.4583333333333" calcext:value-type="float">
            <text:p>16</text:p>
          </table:table-cell>
          <table:table-cell table:formula="of:=([.B99]+[.C99]+[.D99])/3" office:value-type="float" office:value="131.666666666667" calcext:value-type="float">
            <text:p>132</text:p>
          </table:table-cell>
        </table:table-row>
        <table:table-row table:style-name="ro1">
          <table:table-cell office:value-type="string" calcext:value-type="string">
            <text:p>indianred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400-([.B100]-[.C100]/2-[.D100]/2)" office:value-type="float" office:value="287" calcext:value-type="float">
            <text:p>287</text:p>
          </table:table-cell>
          <table:table-cell table:formula="of:=640+([.C100]*[.A$1]-[.D100]*[.A$1])" office:value-type="float" office:value="640" calcext:value-type="float">
            <text:p>640</text:p>
          </table:table-cell>
          <table:table-cell table:formula="of:=([.B100]+[.C100]+[.D100])/3/8" office:value-type="float" office:value="16.2083333333333" calcext:value-type="float">
            <text:p>16</text:p>
          </table:table-cell>
          <table:table-cell table:formula="of:=([.B100]+[.C100]+[.D100])/3" office:value-type="float" office:value="129.666666666667" calcext:value-type="float">
            <text:p>130</text:p>
          </table:table-cell>
        </table:table-row>
        <table:table-row table:style-name="ro1">
          <table:table-cell office:value-type="string" calcext:value-type="string">
            <text:p>slategray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400-([.B101]-[.C101]/2-[.D101]/2)" office:value-type="float" office:value="424" calcext:value-type="float">
            <text:p>424</text:p>
          </table:table-cell>
          <table:table-cell table:formula="of:=640+([.C101]*[.A$1]-[.D101]*[.A$1])" office:value-type="float" office:value="626.143593539449" calcext:value-type="float">
            <text:p>626.1435935394</text:p>
          </table:table-cell>
          <table:table-cell table:formula="of:=([.B101]+[.C101]+[.D101])/3/8" office:value-type="float" office:value="16" calcext:value-type="float">
            <text:p>16</text:p>
          </table:table-cell>
          <table:table-cell table:formula="of:=([.B101]+[.C101]+[.D101])/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lategrey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table:formula="of:=400-([.B102]-[.C102]/2-[.D102]/2)" office:value-type="float" office:value="424" calcext:value-type="float">
            <text:p>424</text:p>
          </table:table-cell>
          <table:table-cell table:formula="of:=640+([.C102]*[.A$1]-[.D102]*[.A$1])" office:value-type="float" office:value="626.143593539449" calcext:value-type="float">
            <text:p>626.1435935394</text:p>
          </table:table-cell>
          <table:table-cell table:formula="of:=([.B102]+[.C102]+[.D102])/3/8" office:value-type="float" office:value="16" calcext:value-type="float">
            <text:p>16</text:p>
          </table:table-cell>
          <table:table-cell table:formula="of:=([.B102]+[.C102]+[.D102])/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400-([.B103]-[.C103]/2-[.D103]/2)" office:value-type="float" office:value="400" calcext:value-type="float">
            <text:p>400</text:p>
          </table:table-cell>
          <table:table-cell table:formula="of:=640+([.C103]*[.A$1]-[.D103]*[.A$1])" office:value-type="float" office:value="640" calcext:value-type="float">
            <text:p>640</text:p>
          </table:table-cell>
          <table:table-cell table:formula="of:=([.B103]+[.C103]+[.D103])/3/8" office:value-type="float" office:value="16" calcext:value-type="float">
            <text:p>16</text:p>
          </table:table-cell>
          <table:table-cell table:formula="of:=([.B103]+[.C103]+[.D103])/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rey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400-([.B104]-[.C104]/2-[.D104]/2)" office:value-type="float" office:value="400" calcext:value-type="float">
            <text:p>400</text:p>
          </table:table-cell>
          <table:table-cell table:formula="of:=640+([.C104]*[.A$1]-[.D104]*[.A$1])" office:value-type="float" office:value="640" calcext:value-type="float">
            <text:p>640</text:p>
          </table:table-cell>
          <table:table-cell table:formula="of:=([.B104]+[.C104]+[.D104])/3/8" office:value-type="float" office:value="16" calcext:value-type="float">
            <text:p>16</text:p>
          </table:table-cell>
          <table:table-cell table:formula="of:=([.B104]+[.C104]+[.D104])/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pringgreen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table:formula="of:=400-([.B105]-[.C105]/2-[.D105]/2)" office:value-type="float" office:value="591" calcext:value-type="float">
            <text:p>591</text:p>
          </table:table-cell>
          <table:table-cell table:formula="of:=640+([.C105]*[.A$1]-[.D105]*[.A$1])" office:value-type="float" office:value="750.851251684408" calcext:value-type="float">
            <text:p>750.8512516844</text:p>
          </table:table-cell>
          <table:table-cell table:formula="of:=([.B105]+[.C105]+[.D105])/3/8" office:value-type="float" office:value="15.9166666666667" calcext:value-type="float">
            <text:p>16</text:p>
          </table:table-cell>
          <table:table-cell table:formula="of:=([.B105]+[.C105]+[.D105])/3" office:value-type="float" office:value="127.333333333333" calcext:value-type="float">
            <text:p>127</text:p>
          </table:table-cell>
        </table:table-row>
        <table:table-row table:style-name="ro1">
          <table:table-cell office:value-type="string" calcext:value-type="string">
            <text:p>chartreuse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400-([.B106]-[.C106]/2-[.D106]/2)" office:value-type="float" office:value="400.5" calcext:value-type="float">
            <text:p>400.5</text:p>
          </table:table-cell>
          <table:table-cell table:formula="of:=640+([.C106]*[.A$1]-[.D106]*[.A$1])" office:value-type="float" office:value="860.836477965032" calcext:value-type="float">
            <text:p>860.836477965</text:p>
          </table:table-cell>
          <table:table-cell table:formula="of:=([.B106]+[.C106]+[.D106])/3/8" office:value-type="float" office:value="15.9166666666667" calcext:value-type="float">
            <text:p>16</text:p>
          </table:table-cell>
          <table:table-cell table:formula="of:=([.B106]+[.C106]+[.D106])/3" office:value-type="float" office:value="127.333333333333" calcext:value-type="float">
            <text:p>127</text:p>
          </table:table-cell>
        </table:table-row>
        <table:table-row table:style-name="ro1">
          <table:table-cell office:value-type="string" calcext:value-type="string">
            <text:p>lightseagreen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formula="of:=400-([.B107]-[.C107]/2-[.D107]/2)" office:value-type="float" office:value="542" calcext:value-type="float">
            <text:p>542</text:p>
          </table:table-cell>
          <table:table-cell table:formula="of:=640+([.C107]*[.A$1]-[.D107]*[.A$1])" office:value-type="float" office:value="646.928203230276" calcext:value-type="float">
            <text:p>646.9282032303</text:p>
          </table:table-cell>
          <table:table-cell table:formula="of:=([.B107]+[.C107]+[.D107])/3/8" office:value-type="float" office:value="15.8333333333333" calcext:value-type="float">
            <text:p>16</text:p>
          </table:table-cell>
          <table:table-cell table:formula="of:=([.B107]+[.C107]+[.D107])/3" office:value-type="float" office:value="126.666666666667" calcext:value-type="float">
            <text:p>127</text:p>
          </table:table-cell>
        </table:table-row>
        <table:table-row table:style-name="ro1">
          <table:table-cell office:value-type="string" calcext:value-type="string">
            <text:p>steelblue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table:formula="of:=400-([.B108]-[.C108]/2-[.D108]/2)" office:value-type="float" office:value="485" calcext:value-type="float">
            <text:p>485</text:p>
          </table:table-cell>
          <table:table-cell table:formula="of:=640+([.C108]*[.A$1]-[.D108]*[.A$1])" office:value-type="float" office:value="596.698729810778" calcext:value-type="float">
            <text:p>596.6987298108</text:p>
          </table:table-cell>
          <table:table-cell table:formula="of:=([.B108]+[.C108]+[.D108])/3/8" office:value-type="float" office:value="15.8333333333333" calcext:value-type="float">
            <text:p>16</text:p>
          </table:table-cell>
          <table:table-cell table:formula="of:=([.B108]+[.C108]+[.D108])/3" office:value-type="float" office:value="126.666666666667" calcext:value-type="float">
            <text:p>127</text:p>
          </table:table-cell>
        </table:table-row>
        <table:table-row table:style-name="ro1">
          <table:table-cell office:value-type="string" calcext:value-type="string">
            <text:p>lawngreen</text:p>
          </table:table-cell>
          <table:table-cell office:value-type="float" office:value="124" calcext:value-type="float">
            <text:p>12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400-([.B109]-[.C109]/2-[.D109]/2)" office:value-type="float" office:value="402" calcext:value-type="float">
            <text:p>402</text:p>
          </table:table-cell>
          <table:table-cell table:formula="of:=640+([.C109]*[.A$1]-[.D109]*[.A$1])" office:value-type="float" office:value="858.238401753679" calcext:value-type="float">
            <text:p>858.2384017537</text:p>
          </table:table-cell>
          <table:table-cell table:formula="of:=([.B109]+[.C109]+[.D109])/3/8" office:value-type="float" office:value="15.6666666666667" calcext:value-type="float">
            <text:p>16</text:p>
          </table:table-cell>
          <table:table-cell table:formula="of:=([.B109]+[.C109]+[.D109])/3" office:value-type="float" office:value="125.333333333333" calcext:value-type="float">
            <text:p>125</text:p>
          </table:table-cell>
        </table:table-row>
        <table:table-row table:style-name="ro1">
          <table:table-cell office:value-type="string" calcext:value-type="string">
            <text:p>darkviolet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400-([.B110]-[.C110]/2-[.D110]/2)" office:value-type="float" office:value="357.5" calcext:value-type="float">
            <text:p>357.5</text:p>
          </table:table-cell>
          <table:table-cell table:formula="of:=640+([.C110]*[.A$1]-[.D110]*[.A$1])" office:value-type="float" office:value="457.268639801483" calcext:value-type="float">
            <text:p>457.2686398015</text:p>
          </table:table-cell>
          <table:table-cell table:formula="of:=([.B110]+[.C110]+[.D110])/3/8" office:value-type="float" office:value="14.9583333333333" calcext:value-type="float">
            <text:p>15</text:p>
          </table:table-cell>
          <table:table-cell table:formula="of:=([.B110]+[.C110]+[.D110])/3" office:value-type="float" office:value="119.666666666667" calcext:value-type="float">
            <text:p>120</text:p>
          </table:table-cell>
        </table:table-row>
        <table:table-row table:style-name="ro1">
          <table:table-cell office:value-type="string" calcext:value-type="string">
            <text:p>mediumvioletred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formula="of:=400-([.B111]-[.C111]/2-[.D111]/2)" office:value-type="float" office:value="278" calcext:value-type="float">
            <text:p>278</text:p>
          </table:table-cell>
          <table:table-cell table:formula="of:=640+([.C111]*[.A$1]-[.D111]*[.A$1])" office:value-type="float" office:value="543.005154776143" calcext:value-type="float">
            <text:p>543.0051547761</text:p>
          </table:table-cell>
          <table:table-cell table:formula="of:=([.B111]+[.C111]+[.D111])/3/8" office:value-type="float" office:value="14.7083333333333" calcext:value-type="float">
            <text:p>15</text:p>
          </table:table-cell>
          <table:table-cell table:formula="of:=([.B111]+[.C111]+[.D111])/3" office:value-type="float" office:value="117.666666666667" calcext:value-type="float">
            <text:p>118</text:p>
          </table:table-cell>
        </table:table-row>
        <table:table-row table:style-name="ro1">
          <table:table-cell office:value-type="string" calcext:value-type="string">
            <text:p>mediumseagreen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table:formula="of:=400-([.B112]-[.C112]/2-[.D112]/2)" office:value-type="float" office:value="486" calcext:value-type="float">
            <text:p>486</text:p>
          </table:table-cell>
          <table:table-cell table:formula="of:=640+([.C112]*[.A$1]-[.D112]*[.A$1])" office:value-type="float" office:value="697.157676649773" calcext:value-type="float">
            <text:p>697.1576766498</text:p>
          </table:table-cell>
          <table:table-cell table:formula="of:=([.B112]+[.C112]+[.D112])/3/8" office:value-type="float" office:value="14.6666666666667" calcext:value-type="float">
            <text:p>15</text:p>
          </table:table-cell>
          <table:table-cell table:formula="of:=([.B112]+[.C112]+[.D112])/3" office:value-type="float" office:value="117.333333333333" calcext:value-type="float">
            <text:p>117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400-([.B113]-[.C113]/2-[.D113]/2)" office:value-type="float" office:value="257.5" calcext:value-type="float">
            <text:p>257.5</text:p>
          </table:table-cell>
          <table:table-cell table:formula="of:=640+([.C113]*[.A$1]-[.D113]*[.A$1])" office:value-type="float" office:value="704.951905283833" calcext:value-type="float">
            <text:p>704.9519052838</text:p>
          </table:table-cell>
          <table:table-cell table:formula="of:=([.B113]+[.C113]+[.D113])/3/8" office:value-type="float" office:value="14.375" calcext:value-type="float">
            <text:p>14</text:p>
          </table:table-cell>
          <table:table-cell table:formula="of:=([.B113]+[.C113]+[.D113])/3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darkgoldenrod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table:formula="of:=400-([.B114]-[.C114]/2-[.D114]/2)" office:value-type="float" office:value="288.5" calcext:value-type="float">
            <text:p>288.5</text:p>
          </table:table-cell>
          <table:table-cell table:formula="of:=640+([.C114]*[.A$1]-[.D114]*[.A$1])" office:value-type="float" office:value="746.521124665486" calcext:value-type="float">
            <text:p>746.5211246655</text:p>
          </table:table-cell>
          <table:table-cell table:formula="of:=([.B114]+[.C114]+[.D114])/3/8" office:value-type="float" office:value="13.7083333333333" calcext:value-type="float">
            <text:p>14</text:p>
          </table:table-cell>
          <table:table-cell table:formula="of:=([.B114]+[.C114]+[.D114])/3" office:value-type="float" office:value="109.666666666667" calcext:value-type="float">
            <text:p>110</text:p>
          </table:table-cell>
        </table:table-row>
        <table:table-row table:style-name="ro1">
          <table:table-cell office:value-type="string" calcext:value-type="string">
            <text:p>orangered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400-([.B115]-[.C115]/2-[.D115]/2)" office:value-type="float" office:value="179.5" calcext:value-type="float">
            <text:p>179.5</text:p>
          </table:table-cell>
          <table:table-cell table:formula="of:=640+([.C115]*[.A$1]-[.D115]*[.A$1])" office:value-type="float" office:value="699.755752861126" calcext:value-type="float">
            <text:p>699.7557528611</text:p>
          </table:table-cell>
          <table:table-cell table:formula="of:=([.B115]+[.C115]+[.D115])/3/8" office:value-type="float" office:value="13.5" calcext:value-type="float">
            <text:p>14</text:p>
          </table:table-cell>
          <table:table-cell table:formula="of:=([.B115]+[.C115]+[.D115])/3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dimgray</text:p>
          </table:table-cell>
          <table:table-cell table:number-columns-repeated="3" office:value-type="float" office:value="105" calcext:value-type="float">
            <text:p>105</text:p>
          </table:table-cell>
          <table:table-cell table:formula="of:=400-([.B116]-[.C116]/2-[.D116]/2)" office:value-type="float" office:value="400" calcext:value-type="float">
            <text:p>400</text:p>
          </table:table-cell>
          <table:table-cell table:formula="of:=640+([.C116]*[.A$1]-[.D116]*[.A$1])" office:value-type="float" office:value="640" calcext:value-type="float">
            <text:p>640</text:p>
          </table:table-cell>
          <table:table-cell table:formula="of:=([.B116]+[.C116]+[.D116])/3/8" office:value-type="float" office:value="13.125" calcext:value-type="float">
            <text:p>13</text:p>
          </table:table-cell>
          <table:table-cell table:formula="of:=([.B116]+[.C116]+[.D116])/3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imgrey</text:p>
          </table:table-cell>
          <table:table-cell table:number-columns-repeated="3" office:value-type="float" office:value="105" calcext:value-type="float">
            <text:p>105</text:p>
          </table:table-cell>
          <table:table-cell table:formula="of:=400-([.B117]-[.C117]/2-[.D117]/2)" office:value-type="float" office:value="400" calcext:value-type="float">
            <text:p>400</text:p>
          </table:table-cell>
          <table:table-cell table:formula="of:=640+([.C117]*[.A$1]-[.D117]*[.A$1])" office:value-type="float" office:value="640" calcext:value-type="float">
            <text:p>640</text:p>
          </table:table-cell>
          <table:table-cell table:formula="of:=([.B117]+[.C117]+[.D117])/3/8" office:value-type="float" office:value="13.125" calcext:value-type="float">
            <text:p>13</text:p>
          </table:table-cell>
          <table:table-cell table:formula="of:=([.B117]+[.C117]+[.D117])/3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imegreen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table:formula="of:=400-([.B118]-[.C118]/2-[.D118]/2)" office:value-type="float" office:value="477.5" calcext:value-type="float">
            <text:p>477.5</text:p>
          </table:table-cell>
          <table:table-cell table:formula="of:=640+([.C118]*[.A$1]-[.D118]*[.A$1])" office:value-type="float" office:value="774.233937586588" calcext:value-type="float">
            <text:p>774.2339375866</text:p>
          </table:table-cell>
          <table:table-cell table:formula="of:=([.B118]+[.C118]+[.D118])/3/8" office:value-type="float" office:value="12.7083333333333" calcext:value-type="float">
            <text:p>13</text:p>
          </table:table-cell>
          <table:table-cell table:formula="of:=([.B118]+[.C118]+[.D118])/3" office:value-type="float" office:value="101.666666666667" calcext:value-type="float">
            <text:p>102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400-([.B119]-[.C119]/2-[.D119]/2)" office:value-type="float" office:value="220" calcext:value-type="float">
            <text:p>220</text:p>
          </table:table-cell>
          <table:table-cell table:formula="of:=640+([.C119]*[.A$1]-[.D119]*[.A$1])" office:value-type="float" office:value="605.358983848622" calcext:value-type="float">
            <text:p>605.3589838486</text:p>
          </table:table-cell>
          <table:table-cell table:formula="of:=([.B119]+[.C119]+[.D119])/3/8" office:value-type="float" office:value="12.5" calcext:value-type="float">
            <text:p>13</text:p>
          </table:table-cell>
          <table:table-cell table:formula="of:=([.B119]+[.C119]+[.D119])/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enna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table:formula="of:=400-([.B120]-[.C120]/2-[.D120]/2)" office:value-type="float" office:value="303.5" calcext:value-type="float">
            <text:p>303.5</text:p>
          </table:table-cell>
          <table:table-cell table:formula="of:=640+([.C120]*[.A$1]-[.D120]*[.A$1])" office:value-type="float" office:value="672.042939940024" calcext:value-type="float">
            <text:p>672.04293994</text:p>
          </table:table-cell>
          <table:table-cell table:formula="of:=([.B120]+[.C120]+[.D120])/3/8" office:value-type="float" office:value="11.9583333333333" calcext:value-type="float">
            <text:p>12</text:p>
          </table:table-cell>
          <table:table-cell table:formula="of:=([.B120]+[.C120]+[.D120])/3" office:value-type="float" office:value="95.6666666666667" calcext:value-type="float">
            <text:p>96</text:p>
          </table:table-cell>
        </table:table-row>
        <table:table-row table:style-name="ro1">
          <table:table-cell office:value-type="string" calcext:value-type="string">
            <text:p>olivedrab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formula="of:=400-([.B121]-[.C121]/2-[.D121]/2)" office:value-type="float" office:value="381.5" calcext:value-type="float">
            <text:p>381.5</text:p>
          </table:table-cell>
          <table:table-cell table:formula="of:=640+([.C121]*[.A$1]-[.D121]*[.A$1])" office:value-type="float" office:value="732.664718204935" calcext:value-type="float">
            <text:p>732.6647182049</text:p>
          </table:table-cell>
          <table:table-cell table:formula="of:=([.B121]+[.C121]+[.D121])/3/8" office:value-type="float" office:value="11.8333333333333" calcext:value-type="float">
            <text:p>12</text:p>
          </table:table-cell>
          <table:table-cell table:formula="of:=([.B121]+[.C121]+[.D121])/3" office:value-type="float" office:value="94.6666666666667" calcext:value-type="float">
            <text:p>95</text:p>
          </table:table-cell>
        </table:table-row>
        <table:table-row table:style-name="ro1">
          <table:table-cell office:value-type="string" calcext:value-type="string">
            <text:p>darkcy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table:formula="of:=400-([.B122]-[.C122]/2-[.D122]/2)" office:value-type="float" office:value="539" calcext:value-type="float">
            <text:p>539</text:p>
          </table:table-cell>
          <table:table-cell table:formula="of:=640+([.C122]*[.A$1]-[.D122]*[.A$1])" office:value-type="float" office:value="640" calcext:value-type="float">
            <text:p>640</text:p>
          </table:table-cell>
          <table:table-cell table:formula="of:=([.B122]+[.C122]+[.D122])/3/8" office:value-type="float" office:value="11.5833333333333" calcext:value-type="float">
            <text:p>12</text:p>
          </table:table-cell>
          <table:table-cell table:formula="of:=([.B122]+[.C122]+[.D122])/3" office:value-type="float" office:value="92.6666666666667" calcext:value-type="float">
            <text:p>93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400-([.B123]-[.C123]/2-[.D123]/2)" office:value-type="float" office:value="330.5" calcext:value-type="float">
            <text:p>330.5</text:p>
          </table:table-cell>
          <table:table-cell table:formula="of:=640+([.C123]*[.A$1]-[.D123]*[.A$1])" office:value-type="float" office:value="519.622468873963" calcext:value-type="float">
            <text:p>519.622468874</text:p>
          </table:table-cell>
          <table:table-cell table:formula="of:=([.B123]+[.C123]+[.D123])/3/8" office:value-type="float" office:value="11.5833333333333" calcext:value-type="float">
            <text:p>12</text:p>
          </table:table-cell>
          <table:table-cell table:formula="of:=([.B123]+[.C123]+[.D123])/3" office:value-type="float" office:value="92.6666666666667" calcext:value-type="float">
            <text:p>93</text:p>
          </table:table-cell>
        </table:table-row>
        <table:table-row table:style-name="ro1">
          <table:table-cell office:value-type="string" calcext:value-type="string">
            <text:p>seagreen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400-([.B124]-[.C124]/2-[.D124]/2)" office:value-type="float" office:value="467" calcext:value-type="float">
            <text:p>467</text:p>
          </table:table-cell>
          <table:table-cell table:formula="of:=640+([.C124]*[.A$1]-[.D124]*[.A$1])" office:value-type="float" office:value="685.033320996791" calcext:value-type="float">
            <text:p>685.0333209968</text:p>
          </table:table-cell>
          <table:table-cell table:formula="of:=([.B124]+[.C124]+[.D124])/3/8" office:value-type="float" office:value="11.3333333333333" calcext:value-type="float">
            <text:p>11</text:p>
          </table:table-cell>
          <table:table-cell table:formula="of:=([.B124]+[.C124]+[.D124])/3" office:value-type="float" office:value="90.6666666666667" calcext:value-type="float">
            <text:p>91</text:p>
          </table:table-cell>
        </table:table-row>
        <table:table-row table:style-name="ro1">
          <table:table-cell office:value-type="string" calcext:value-type="string">
            <text:p>darkslateblue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table:formula="of:=400-([.B125]-[.C125]/2-[.D125]/2)" office:value-type="float" office:value="428" calcext:value-type="float">
            <text:p>428</text:p>
          </table:table-cell>
          <table:table-cell table:formula="of:=640+([.C125]*[.A$1]-[.D125]*[.A$1])" office:value-type="float" office:value="572.450018504814" calcext:value-type="float">
            <text:p>572.4500185048</text:p>
          </table:table-cell>
          <table:table-cell table:formula="of:=([.B125]+[.C125]+[.D125])/3/8" office:value-type="float" office:value="11.3333333333333" calcext:value-type="float">
            <text:p>11</text:p>
          </table:table-cell>
          <table:table-cell table:formula="of:=([.B125]+[.C125]+[.D125])/3" office:value-type="float" office:value="90.6666666666667" calcext:value-type="float">
            <text:p>91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400-([.B126]-[.C126]/2-[.D126]/2)" office:value-type="float" office:value="336" calcext:value-type="float">
            <text:p>336</text:p>
          </table:table-cell>
          <table:table-cell table:formula="of:=640+([.C126]*[.A$1]-[.D126]*[.A$1])" office:value-type="float" office:value="750.851251684408" calcext:value-type="float">
            <text:p>750.8512516844</text:p>
          </table:table-cell>
          <table:table-cell table:formula="of:=([.B126]+[.C126]+[.D126])/3/8" office:value-type="float" office:value="10.6666666666667" calcext:value-type="float">
            <text:p>11</text:p>
          </table:table-cell>
          <table:table-cell table:formula="of:=([.B126]+[.C126]+[.D126])/3" office:value-type="float" office:value="85.3333333333333" calcext:value-type="float">
            <text:p>8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400-([.B127]-[.C127]/2-[.D127]/2)" office:value-type="float" office:value="336" calcext:value-type="float">
            <text:p>336</text:p>
          </table:table-cell>
          <table:table-cell table:formula="of:=640+([.C127]*[.A$1]-[.D127]*[.A$1])" office:value-type="float" office:value="529.148748315592" calcext:value-type="float">
            <text:p>529.1487483156</text:p>
          </table:table-cell>
          <table:table-cell table:formula="of:=([.B127]+[.C127]+[.D127])/3/8" office:value-type="float" office:value="10.6666666666667" calcext:value-type="float">
            <text:p>11</text:p>
          </table:table-cell>
          <table:table-cell table:formula="of:=([.B127]+[.C127]+[.D127])/3" office:value-type="float" office:value="85.3333333333333" calcext:value-type="float">
            <text:p>85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400-([.B128]-[.C128]/2-[.D128]/2)" office:value-type="float" office:value="528" calcext:value-type="float">
            <text:p>528</text:p>
          </table:table-cell>
          <table:table-cell table:formula="of:=640+([.C128]*[.A$1]-[.D128]*[.A$1])" office:value-type="float" office:value="640" calcext:value-type="float">
            <text:p>640</text:p>
          </table:table-cell>
          <table:table-cell table:formula="of:=([.B128]+[.C128]+[.D128])/3/8" office:value-type="float" office:value="10.6666666666667" calcext:value-type="float">
            <text:p>11</text:p>
          </table:table-cell>
          <table:table-cell table:formula="of:=([.B128]+[.C128]+[.D128])/3" office:value-type="float" office:value="85.3333333333333" calcext:value-type="float">
            <text:p>85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400-([.B129]-[.C129]/2-[.D129]/2)" office:value-type="float" office:value="527.5" calcext:value-type="float">
            <text:p>527.5</text:p>
          </table:table-cell>
          <table:table-cell table:formula="of:=640+([.C129]*[.A$1]-[.D129]*[.A$1])" office:value-type="float" office:value="860.836477965032" calcext:value-type="float">
            <text:p>860.836477965</text:p>
          </table:table-cell>
          <table:table-cell table:formula="of:=([.B129]+[.C129]+[.D129])/3/8" office:value-type="float" office:value="10.625" calcext:value-type="float">
            <text:p>11</text:p>
          </table:table-cell>
          <table:table-cell table:formula="of:=([.B129]+[.C129]+[.D129])/3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00-([.B130]-[.C130]/2-[.D130]/2)" office:value-type="float" office:value="145" calcext:value-type="float">
            <text:p>145</text:p>
          </table:table-cell>
          <table:table-cell table:formula="of:=640+([.C130]*[.A$1]-[.D130]*[.A$1])" office:value-type="float" office:value="640" calcext:value-type="float">
            <text:p>640</text:p>
          </table:table-cell>
          <table:table-cell table:formula="of:=([.B130]+[.C130]+[.D130])/3/8" office:value-type="float" office:value="10.625" calcext:value-type="float">
            <text:p>11</text:p>
          </table:table-cell>
          <table:table-cell table:formula="of:=([.B130]+[.C130]+[.D130])/3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400-([.B131]-[.C131]/2-[.D131]/2)" office:value-type="float" office:value="527.5" calcext:value-type="float">
            <text:p>527.5</text:p>
          </table:table-cell>
          <table:table-cell table:formula="of:=640+([.C131]*[.A$1]-[.D131]*[.A$1])" office:value-type="float" office:value="419.163522034968" calcext:value-type="float">
            <text:p>419.163522035</text:p>
          </table:table-cell>
          <table:table-cell table:formula="of:=([.B131]+[.C131]+[.D131])/3/8" office:value-type="float" office:value="10.625" calcext:value-type="float">
            <text:p>11</text:p>
          </table:table-cell>
          <table:table-cell table:formula="of:=([.B131]+[.C131]+[.D131])/3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400-([.B132]-[.C132]/2-[.D132]/2)" office:value-type="float" office:value="277" calcext:value-type="float">
            <text:p>277</text:p>
          </table:table-cell>
          <table:table-cell table:formula="of:=640+([.C132]*[.A$1]-[.D132]*[.A$1])" office:value-type="float" office:value="640" calcext:value-type="float">
            <text:p>640</text:p>
          </table:table-cell>
          <table:table-cell table:formula="of:=([.B132]+[.C132]+[.D132])/3/8" office:value-type="float" office:value="10.375" calcext:value-type="float">
            <text:p>10</text:p>
          </table:table-cell>
          <table:table-cell table:formula="of:=([.B132]+[.C132]+[.D132])/3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irebrick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400-([.B133]-[.C133]/2-[.D133]/2)" office:value-type="float" office:value="256" calcext:value-type="float">
            <text:p>256</text:p>
          </table:table-cell>
          <table:table-cell table:formula="of:=640+([.C133]*[.A$1]-[.D133]*[.A$1])" office:value-type="float" office:value="640" calcext:value-type="float">
            <text:p>640</text:p>
          </table:table-cell>
          <table:table-cell table:formula="of:=([.B133]+[.C133]+[.D133])/3/8" office:value-type="float" office:value="10.25" calcext:value-type="float">
            <text:p>10</text:p>
          </table:table-cell>
          <table:table-cell table:formula="of:=([.B133]+[.C133]+[.D133])/3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darkolivegreen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table:formula="of:=400-([.B134]-[.C134]/2-[.D134]/2)" office:value-type="float" office:value="392" calcext:value-type="float">
            <text:p>392</text:p>
          </table:table-cell>
          <table:table-cell table:formula="of:=640+([.C134]*[.A$1]-[.D134]*[.A$1])" office:value-type="float" office:value="691.961524227066" calcext:value-type="float">
            <text:p>691.9615242271</text:p>
          </table:table-cell>
          <table:table-cell table:formula="of:=([.B134]+[.C134]+[.D134])/3/8" office:value-type="float" office:value="9.95833333333333" calcext:value-type="float">
            <text:p>10</text:p>
          </table:table-cell>
          <table:table-cell table:formula="of:=([.B134]+[.C134]+[.D134])/3" office:value-type="float" office:value="79.6666666666667" calcext:value-type="float">
            <text:p>80</text:p>
          </table:table-cell>
        </table:table-row>
        <table:table-row table:style-name="ro1">
          <table:table-cell office:value-type="string" calcext:value-type="string">
            <text:p>saddlebrown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table:formula="of:=400-([.B135]-[.C135]/2-[.D135]/2)" office:value-type="float" office:value="305" calcext:value-type="float">
            <text:p>305</text:p>
          </table:table-cell>
          <table:table-cell table:formula="of:=640+([.C135]*[.A$1]-[.D135]*[.A$1])" office:value-type="float" office:value="683.301270189222" calcext:value-type="float">
            <text:p>683.3012701892</text:p>
          </table:table-cell>
          <table:table-cell table:formula="of:=([.B135]+[.C135]+[.D135])/3/8" office:value-type="float" office:value="9.45833333333333" calcext:value-type="float">
            <text:p>9</text:p>
          </table:table-cell>
          <table:table-cell table:formula="of:=([.B135]+[.C135]+[.D135])/3" office:value-type="float" office:value="75.6666666666667" calcext:value-type="float">
            <text:p>76</text:p>
          </table:table-cell>
        </table:table-row>
        <table:table-row table:style-name="ro1">
          <table:table-cell office:value-type="string" calcext:value-type="string">
            <text:p>forestgreen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table:formula="of:=400-([.B136]-[.C136]/2-[.D136]/2)" office:value-type="float" office:value="452.5" calcext:value-type="float">
            <text:p>452.5</text:p>
          </table:table-cell>
          <table:table-cell table:formula="of:=640+([.C136]*[.A$1]-[.D136]*[.A$1])" office:value-type="float" office:value="730.932667397366" calcext:value-type="float">
            <text:p>730.9326673974</text:p>
          </table:table-cell>
          <table:table-cell table:formula="of:=([.B136]+[.C136]+[.D136])/3/8" office:value-type="float" office:value="8.625" calcext:value-type="float">
            <text:p>9</text:p>
          </table:table-cell>
          <table:table-cell table:formula="of:=([.B136]+[.C136]+[.D136])/3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edium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400-([.B137]-[.C137]/2-[.D137]/2)" office:value-type="float" office:value="502.5" calcext:value-type="float">
            <text:p>502.5</text:p>
          </table:table-cell>
          <table:table-cell table:formula="of:=640+([.C137]*[.A$1]-[.D137]*[.A$1])" office:value-type="float" office:value="462.46479222419" calcext:value-type="float">
            <text:p>462.4647922242</text:p>
          </table:table-cell>
          <table:table-cell table:formula="of:=([.B137]+[.C137]+[.D137])/3/8" office:value-type="float" office:value="8.54166666666667" calcext:value-type="float">
            <text:p>9</text:p>
          </table:table-cell>
          <table:table-cell table:formula="of:=([.B137]+[.C137]+[.D137])/3" office:value-type="float" office:value="68.3333333333333" calcext:value-type="float">
            <text:p>68</text:p>
          </table:table-cell>
        </table:table-row>
        <table:table-row table:style-name="ro1">
          <table:table-cell office:value-type="string" calcext:value-type="string">
            <text:p>darkslategray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400-([.B138]-[.C138]/2-[.D138]/2)" office:value-type="float" office:value="432" calcext:value-type="float">
            <text:p>432</text:p>
          </table:table-cell>
          <table:table-cell table:formula="of:=640+([.C138]*[.A$1]-[.D138]*[.A$1])" office:value-type="float" office:value="640" calcext:value-type="float">
            <text:p>640</text:p>
          </table:table-cell>
          <table:table-cell table:formula="of:=([.B138]+[.C138]+[.D138])/3/8" office:value-type="float" office:value="8.54166666666667" calcext:value-type="float">
            <text:p>9</text:p>
          </table:table-cell>
          <table:table-cell table:formula="of:=([.B138]+[.C138]+[.D138])/3" office:value-type="float" office:value="68.3333333333333" calcext:value-type="float">
            <text:p>68</text:p>
          </table:table-cell>
        </table:table-row>
        <table:table-row table:style-name="ro1">
          <table:table-cell office:value-type="string" calcext:value-type="string">
            <text:p>darkslategrey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400-([.B139]-[.C139]/2-[.D139]/2)" office:value-type="float" office:value="432" calcext:value-type="float">
            <text:p>432</text:p>
          </table:table-cell>
          <table:table-cell table:formula="of:=640+([.C139]*[.A$1]-[.D139]*[.A$1])" office:value-type="float" office:value="640" calcext:value-type="float">
            <text:p>640</text:p>
          </table:table-cell>
          <table:table-cell table:formula="of:=([.B139]+[.C139]+[.D139])/3/8" office:value-type="float" office:value="8.54166666666667" calcext:value-type="float">
            <text:p>9</text:p>
          </table:table-cell>
          <table:table-cell table:formula="of:=([.B139]+[.C139]+[.D139])/3" office:value-type="float" office:value="68.3333333333333" calcext:value-type="float">
            <text:p>68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400-([.B140]-[.C140]/2-[.D140]/2)" office:value-type="float" office:value="390" calcext:value-type="float">
            <text:p>390</text:p>
          </table:table-cell>
          <table:table-cell table:formula="of:=640+([.C140]*[.A$1]-[.D140]*[.A$1])" office:value-type="float" office:value="527.416697508023" calcext:value-type="float">
            <text:p>527.416697508</text:p>
          </table:table-cell>
          <table:table-cell table:formula="of:=([.B140]+[.C140]+[.D140])/3/8" office:value-type="float" office:value="8.54166666666667" calcext:value-type="float">
            <text:p>9</text:p>
          </table:table-cell>
          <table:table-cell table:formula="of:=([.B140]+[.C140]+[.D140])/3" office:value-type="float" office:value="68.3333333333333" calcext:value-type="float">
            <text:p>68</text:p>
          </table:table-cell>
        </table:table-row>
        <table:table-row table:style-name="ro1">
          <table:table-cell office:value-type="string" calcext:value-type="string">
            <text:p>midnightblu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table:formula="of:=400-([.B141]-[.C141]/2-[.D141]/2)" office:value-type="float" office:value="443.5" calcext:value-type="float">
            <text:p>443.5</text:p>
          </table:table-cell>
          <table:table-cell table:formula="of:=640+([.C141]*[.A$1]-[.D141]*[.A$1])" office:value-type="float" office:value="564.655789870754" calcext:value-type="float">
            <text:p>564.6557898708</text:p>
          </table:table-cell>
          <table:table-cell table:formula="of:=([.B141]+[.C141]+[.D141])/3/8" office:value-type="float" office:value="6.75" calcext:value-type="float">
            <text:p>7</text:p>
          </table:table-cell>
          <table:table-cell table:formula="of:=([.B141]+[.C141]+[.D141])/3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formula="of:=400-([.B142]-[.C142]/2-[.D142]/2)" office:value-type="float" office:value="469.5" calcext:value-type="float">
            <text:p>469.5</text:p>
          </table:table-cell>
          <table:table-cell table:formula="of:=640+([.C142]*[.A$1]-[.D142]*[.A$1])" office:value-type="float" office:value="519.622468873963" calcext:value-type="float">
            <text:p>519.622468874</text:p>
          </table:table-cell>
          <table:table-cell table:formula="of:=([.B142]+[.C142]+[.D142])/3/8" office:value-type="float" office:value="5.79166666666667" calcext:value-type="float">
            <text:p>6</text:p>
          </table:table-cell>
          <table:table-cell table:formula="of:=([.B142]+[.C142]+[.D142])/3" office:value-type="float" office:value="46.3333333333333" calcext:value-type="float">
            <text:p>46</text:p>
          </table:table-cell>
        </table:table-row>
        <table:table-row table:style-name="ro1">
          <table:table-cell office:value-type="string" calcext:value-type="string">
            <text:p>darkred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00-([.B143]-[.C143]/2-[.D143]/2)" office:value-type="float" office:value="261" calcext:value-type="float">
            <text:p>261</text:p>
          </table:table-cell>
          <table:table-cell table:formula="of:=640+([.C143]*[.A$1]-[.D143]*[.A$1])" office:value-type="float" office:value="640" calcext:value-type="float">
            <text:p>640</text:p>
          </table:table-cell>
          <table:table-cell table:formula="of:=([.B143]+[.C143]+[.D143])/3/8" office:value-type="float" office:value="5.79166666666667" calcext:value-type="float">
            <text:p>6</text:p>
          </table:table-cell>
          <table:table-cell table:formula="of:=([.B143]+[.C143]+[.D143])/3" office:value-type="float" office:value="46.3333333333333" calcext:value-type="float">
            <text:p>46</text:p>
          </table:table-cell>
        </table:table-row>
        <table:table-row table:style-name="ro1">
          <table:table-cell office:value-type="string" calcext:value-type="string">
            <text:p>maroon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400-([.B144]-[.C144]/2-[.D144]/2)" office:value-type="float" office:value="272" calcext:value-type="float">
            <text:p>272</text:p>
          </table:table-cell>
          <table:table-cell table:formula="of:=640+([.C144]*[.A$1]-[.D144]*[.A$1])" office:value-type="float" office:value="640" calcext:value-type="float">
            <text:p>640</text:p>
          </table:table-cell>
          <table:table-cell table:formula="of:=([.B144]+[.C144]+[.D144])/3/8" office:value-type="float" office:value="5.33333333333333" calcext:value-type="float">
            <text:p>5</text:p>
          </table:table-cell>
          <table:table-cell table:formula="of:=([.B144]+[.C144]+[.D144])/3" office:value-type="float" office:value="42.6666666666667" calcext:value-type="float">
            <text:p>43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400-([.B145]-[.C145]/2-[.D145]/2)" office:value-type="float" office:value="464" calcext:value-type="float">
            <text:p>464</text:p>
          </table:table-cell>
          <table:table-cell table:formula="of:=640+([.C145]*[.A$1]-[.D145]*[.A$1])" office:value-type="float" office:value="529.148748315592" calcext:value-type="float">
            <text:p>529.1487483156</text:p>
          </table:table-cell>
          <table:table-cell table:formula="of:=([.B145]+[.C145]+[.D145])/3/8" office:value-type="float" office:value="5.33333333333333" calcext:value-type="float">
            <text:p>5</text:p>
          </table:table-cell>
          <table:table-cell table:formula="of:=([.B145]+[.C145]+[.D145])/3" office:value-type="float" office:value="42.6666666666667" calcext:value-type="float">
            <text:p>4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400-([.B146]-[.C146]/2-[.D146]/2)" office:value-type="float" office:value="464" calcext:value-type="float">
            <text:p>464</text:p>
          </table:table-cell>
          <table:table-cell table:formula="of:=640+([.C146]*[.A$1]-[.D146]*[.A$1])" office:value-type="float" office:value="750.851251684408" calcext:value-type="float">
            <text:p>750.8512516844</text:p>
          </table:table-cell>
          <table:table-cell table:formula="of:=([.B146]+[.C146]+[.D146])/3/8" office:value-type="float" office:value="5.33333333333333" calcext:value-type="float">
            <text:p>5</text:p>
          </table:table-cell>
          <table:table-cell table:formula="of:=([.B146]+[.C146]+[.D146])/3" office:value-type="float" office:value="42.6666666666667" calcext:value-type="float">
            <text:p>43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400-([.B147]-[.C147]/2-[.D147]/2)" office:value-type="float" office:value="450" calcext:value-type="float">
            <text:p>450</text:p>
          </table:table-cell>
          <table:table-cell table:formula="of:=640+([.C147]*[.A$1]-[.D147]*[.A$1])" office:value-type="float" office:value="726.602540378444" calcext:value-type="float">
            <text:p>726.6025403784</text:p>
          </table:table-cell>
          <table:table-cell table:formula="of:=([.B147]+[.C147]+[.D147])/3/8" office:value-type="float" office:value="4.16666666666667" calcext:value-type="float">
            <text:p>4</text:p>
          </table:table-cell>
          <table:table-cell table:formula="of:=([.B147]+[.C147]+[.D147])/3" office:value-type="float" office:value="33.3333333333333" calcext:value-type="float">
            <text:p>33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400-([.B148]-[.C148]/2-[.D148]/2)" office:value-type="float" office:value="400" calcext:value-type="float">
            <text:p>400</text:p>
          </table:table-cell>
          <table:table-cell table:formula="of:=640+([.C148]*[.A$1]-[.D148]*[.A$1])" office:value-type="float" office:value="640" calcext:value-type="float">
            <text:p>640</text:p>
          </table:table-cell>
          <table:table-cell table:formula="of:=([.B148]+[.C148]+[.D148])/3/8" office:value-type="float" office:value="0" calcext:value-type="float">
            <text:p>0</text:p>
          </table:table-cell>
          <table:table-cell table:formula="of:=([.B148]+[.C148]+[.D148])/3" office:value-type="float" office:value="0" calcext:value-type="float">
            <text:p>0</text:p>
          </table:table-cell>
        </table:table-row>
        <table:table-row table:style-name="ro1" table:number-rows-repeated="10484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avg" table:base-cell-address="$Sheet1.$G$2" table:cell-range-address="$Sheet1.$G$2:.$G$148"/>
        <table:named-range table:name="avg2" table:base-cell-address="$Sheet1.$H$2" table:cell-range-address="$Sheet1.$H$2:.$H$148"/>
        <table:named-range table:name="avg20" table:base-cell-address="$Sheet1.$G$2" table:cell-range-address="$Sheet1.$G$2:.$G$20"/>
        <table:named-range table:name="avg2_20" table:base-cell-address="$Sheet1.$H$2" table:cell-range-address="$Sheet1.$H$2:.$H$20"/>
        <table:named-range table:name="color" table:base-cell-address="$Sheet1.$A$2" table:cell-range-address="$Sheet1.$A$2:.$A$148"/>
        <table:named-range table:name="color20" table:base-cell-address="$Sheet1.$A$2" table:cell-range-address="$Sheet1.$A$2:.$A$20"/>
        <table:named-range table:name="x" table:base-cell-address="$Sheet1.$F$2" table:cell-range-address="$Sheet1.$F$2:.$F$148"/>
        <table:named-range table:name="x_20" table:base-cell-address="$Sheet1.$F$2" table:cell-range-address="$Sheet1.$F$2:.$F$20"/>
        <table:named-range table:name="y" table:base-cell-address="$Sheet1.$E$2" table:cell-range-address="$Sheet1.$E$2:.$E$148"/>
        <table:named-range table:name="y_20" table:base-cell-address="$Sheet1.$E$2" table:cell-range-address="$Sheet1.$E$2:.$E$20"/>
      </table:named-expressions>
      <table:database-ranges>
        <table:database-range table:name="__Anonymous_Sheet_DB__0" table:target-range-address="Sheet1.A1:Sheet1.H14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5:45:33.582740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5-10-18T23:15:21.091835337</meta:creation-date>
    <dc:date>2015-10-19T16:05:53.039897242</dc:date>
    <dc:creator>Art </dc:creator>
    <meta:editing-duration>PT1H28M4S</meta:editing-duration>
    <meta:editing-cycles>21</meta:editing-cycles>
    <meta:generator>LibreOffice/4.4.3.2$Linux_x86 LibreOffice_project/40m0$Build-2</meta:generator>
    <meta:document-statistic meta:table-count="1" meta:cell-count="1184" meta:object-count="0"/>
  </office:meta>
</office:document-meta>
</file>